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er">
      <style:paragraph-properties fo:padding="0.049cm" fo:border-left="none" fo:border-right="none" fo:border-top="none" fo:border-bottom="0.06pt solid #000000"/>
      <style:text-properties style:font-name="Times New Roman" fo:font-size="14pt" officeooo:rsid="000c1ad3" officeooo:paragraph-rsid="000c1ad3" style:font-size-asian="14pt" style:font-size-complex="14pt"/>
    </style:style>
    <style:style style:name="P2" style:family="paragraph" style:parent-style-name="Heading_20_1">
      <style:paragraph-properties fo:margin-left="0cm" fo:margin-right="0cm" fo:text-indent="0cm" style:auto-text-indent="false"/>
    </style:style>
    <style:style style:name="P3" style:family="paragraph" style:parent-style-name="Heading_20_1">
      <style:paragraph-properties fo:margin-left="0cm" fo:margin-right="0cm" fo:text-indent="0cm" style:auto-text-indent="false" fo:break-before="page"/>
    </style:style>
    <style:style style:name="P4" style:family="paragraph" style:parent-style-name="Heading_20_2">
      <style:paragraph-properties fo:margin-left="0cm" fo:margin-right="0cm" fo:text-indent="0cm" style:auto-text-indent="false"/>
    </style:style>
    <style:style style:name="P5" style:family="paragraph" style:parent-style-name="Heading_20_3">
      <style:paragraph-properties fo:margin-left="0cm" fo:margin-right="0cm" fo:text-indent="0cm" style:auto-text-indent="false"/>
    </style:style>
    <style:style style:name="P6" style:family="paragraph" style:parent-style-name="Preformatted_20_Text">
      <style:paragraph-properties fo:margin-top="0cm" fo:margin-bottom="0.499cm" style:contextual-spacing="false"/>
    </style:style>
    <style:style style:name="P7" style:family="paragraph" style:parent-style-name="Text_20_body" style:list-style-name="L1"/>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5"/>
    <style:style style:name="P16" style:family="paragraph" style:parent-style-name="Text_20_body" style:list-style-name="L5">
      <style:paragraph-properties fo:margin-top="0cm" fo:margin-bottom="0cm" style: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funcions-i-procediments"/>Funcions i procediments</text:h>
      <text:section text:style-name="Sect1" text:name="main_content_wrap">
        <text:h text:style-name="P4" text:outline-level="2"><text:bookmark text:name="introducció"/>Introducció</text:h>
        <text:p text:style-name="Text_20_body">L’ús de subalgorismes o subprogrames permet dividir problemes complexos en problemes més petits que es poden tratar millor de manera separada i que permet fer proves unitàries del seu funcionament amb independència de la resta del codi.</text:p>
        <text:p text:style-name="Text_20_body">Han de tenir una interfície clara amb la resta del codi, és a dir, tenen un únic punt d’entrada, un únic punt de sortida, reben dades d’entrada preferiblement només com a paràmetres i poden retornar un valor.</text:p>
        <text:p text:style-name="Text_20_body">El codi extern invoca les funcions i procediments utilitzant el seu nom (identificador) i passant-li els arguments d’entrada en forma de llista de paràmetres entre parèntesis.</text:p>
        <text:p text:style-name="Text_20_body">Quan són invocats, s’executa el codi del seu cos. Un cop finalitzat, el control es retorna a la instrucció següent a la de la seva invocació.</text:p>
        <text:p text:style-name="Text_20_body">En funció del retorn, alguns llenguatges els classifiquen en:</text:p>
        <text:list text:style-name="L1">
          <text:list-item>
            <text:p text:style-name="P8">Funcions </text:p>
          </text:list-item>
          <text:list-item>
            <text:p text:style-name="P7">Procediments </text:p>
          </text:list-item>
        </text:list>
        <text:p text:style-name="Text_20_body">D’ara endavant en direm <text:span text:style-name="Strong_20_Emphasis">mètodes</text:span> als dos tipus de subprogrames.</text:p>
        <text:h text:style-name="P4" text:outline-level="2"><text:bookmark text:name="funcions"/>Funcions</text:h>
        <text:p text:style-name="Text_20_body">Retornen un valor i poden usar-se en expressions, ja que avaluen al valor retornat.</text:p>
        <text:p text:style-name="Text_20_body">Exemple: funció que calcula i retorna el valor promig de tres valors.</text:p>
        <text:p text:style-name="Preformatted_20_Text"><text:span text:style-name="Source_20_Text">//[tipus de retorn] [identificador] (paràmetres [tipus identificador])</text:span></text:p>
        <text:p text:style-name="Preformatted_20_Text"><text:span text:style-name="Source_20_Text">float mitjana(float x, float y, float z) {</text:span></text:p>
        <text:p text:style-name="Preformatted_20_Text"><text:span text:style-name="Source_20_Text"><text:s text:c="4"/>//cos (body) de la funció</text:span></text:p>
        <text:p text:style-name="Preformatted_20_Text"><text:span text:style-name="Source_20_Text"><text:s text:c="4"/>float suma = x + y +z;</text:span></text:p>
        <text:p text:style-name="Preformatted_20_Text"><text:span text:style-name="Source_20_Text"><text:s text:c="4"/>return suma/3.0; <text:s/>//instrucció de retorn amb el valor a retornar.</text:span></text:p>
        <text:p text:style-name="P6"><text:span text:style-name="Source_20_Text">}</text:span></text:p>
        <text:p text:style-name="Text_20_body">Per invocar aquest mètode des del programa principal:</text:p>
        <text:p text:style-name="Preformatted_20_Text"><text:span text:style-name="Source_20_Text">// amb valors constants</text:span></text:p>
        <text:p text:style-name="Preformatted_20_Text"><text:span text:style-name="Source_20_Text">float resultat1 = mitjana(2.0, 3.0, 5.0);</text:span></text:p>
        <text:p text:style-name="Preformatted_20_Text"><text:span text:style-name="Source_20_Text">//amb valors provinents de variables o constants prèviament definides</text:span></text:p>
        <text:p text:style-name="Preformatted_20_Text"><text:span text:style-name="Source_20_Text">float a = 2.0;</text:span></text:p>
        <text:p text:style-name="Preformatted_20_Text"><text:span text:style-name="Source_20_Text">float b = 3.0;</text:span></text:p>
        <text:p text:style-name="Preformatted_20_Text"><text:span text:style-name="Source_20_Text">float c = 5.0;</text:span></text:p>
        <text:p text:style-name="P6"><text:span text:style-name="Source_20_Text">float resultat2 = mitjana(a, b, c);</text:span></text:p>
        <text:h text:style-name="P4" text:outline-level="2"><text:bookmark text:name="procediments"/>Procediments</text:h>
        <text:p text:style-name="Text_20_body">S’utilizen com les funcions però no es poden usar en expressions ja que no retornen cap valor.</text:p>
        <text:p text:style-name="Preformatted_20_Text"><text:soft-page-break/><text:span text:style-name="Source_20_Text">void mostraSalutacio(String missatge) {</text:span></text:p>
        <text:p text:style-name="Preformatted_20_Text"><text:span text:style-name="Source_20_Text"><text:s text:c="2"/>System.out.println(missatge);</text:span></text:p>
        <text:p text:style-name="P6"><text:span text:style-name="Source_20_Text">}</text:span></text:p>
        <text:h text:style-name="P4" text:outline-level="2"><text:bookmark text:name="pas-de-paràmetres"/>Pas de paràmetres</text:h>
        <text:p text:style-name="Text_20_body">Els mètodes treballen amb els <text:span text:style-name="Strong_20_Emphasis">paràmetres</text:span> com si fossin variables locals. Els valors passats a aquests paràmetres en el moment de la invocació es diuen <text:span text:style-name="Strong_20_Emphasis">arguments</text:span>.</text:p>
        <text:p text:style-name="Text_20_body">La correspondència entre paràmetres i arguments es pot establir de dues maneres:</text:p>
        <text:list text:style-name="L2">
          <text:list-item>
            <text:p text:style-name="P10">Correspondència posicional: s’estableix tenint en compte l’ordre d’escriptura de paràmetres i arguments. </text:p>
          </text:list-item>
          <text:list-item>
            <text:p text:style-name="P9">Correspondència per nom: en la invocació d’indica el nom del paràmetre i el seu valor (argument). </text:p>
          </text:list-item>
        </text:list>
        <text:p text:style-name="Text_20_body">El sistema més habitual en la majoria de llenguatge és el posicional.</text:p>
        <text:p text:style-name="Text_20_body">Hi ha també diversos mètodes d’associació entre paràmetres i arguments:</text:p>
        <text:list text:style-name="L3">
          <text:list-item>
            <text:p text:style-name="P12"><text:span text:style-name="Strong_20_Emphasis">Pas per valor</text:span>: El valor de l’argument es copia directament al paràmetre (recordeu que els paràmetres funcionen com variables locals del mètode). El mètode no té, doncs, accés als arguments originals del subprograma invocant, sinó només a una còpia dels mateixos. Això implica que el mètode no pot modificar els valor de les variables usades com a arguments. Es diu que són <text:span text:style-name="Strong_20_Emphasis">paràmetres d’entrada</text:span>, ja que només faciliten informació al mètode. </text:p>
          </text:list-item>
          <text:list-item>
            <text:p text:style-name="P11"><text:span text:style-name="Strong_20_Emphasis">Pas per referència</text:span>: Els paràmetres reben com a valor, no el valor dels arguments, sinó referències a les variables originals (una referència és un apuntador que permet accedir a la ubicació de la variable en memòria). Dintre del mètode, s’utilizen en general de la mateixa manera (pot dependre del llenguatge de programació), però cal tenir present que ara els canvis en els valor dels paràmetres afecten a les variables del programa principal usades com a arguments. En aquest cas, es diu que són <text:span text:style-name="Strong_20_Emphasis">paràmetres d’entrada i sortida</text:span>. </text:p>
          </text:list-item>
        </text:list>
        <text:h text:style-name="P4" text:outline-level="2"><text:bookmark text:name="mètodes-en-java"/>Mètodes en Java</text:h>
        <text:p text:style-name="Text_20_body">La sintaxi de Java per definir mètodes consisteix en una primera línia amb la declaració del prototip del mètode, seguida del bloc de codi del mètode tancat entre {}.</text:p>
        <text:p text:style-name="Preformatted_20_Text"><text:span text:style-name="Source_20_Text">/**</text:span></text:p>
        <text:p text:style-name="Preformatted_20_Text"><text:span text:style-name="Source_20_Text"><text:s/>* area()</text:span></text:p>
        <text:p text:style-name="Preformatted_20_Text"><text:span text:style-name="Source_20_Text"><text:s/>* calculates and returns area of sphere with radius passed as a parameter.</text:span></text:p>
        <text:p text:style-name="Preformatted_20_Text"><text:span text:style-name="Source_20_Text"><text:s/>* @param double radius the radius of the sphere.</text:span></text:p>
        <text:p text:style-name="Preformatted_20_Text"><text:span text:style-name="Source_20_Text"><text:s/>* @return calculated area of the sphere.</text:span></text:p>
        <text:p text:style-name="Preformatted_20_Text"><text:span text:style-name="Source_20_Text"><text:s/>*/</text:span></text:p>
        <text:p text:style-name="Preformatted_20_Text"><text:span text:style-name="Source_20_Text"><text:s text:c="4"/>public double area(double radius) {</text:span></text:p>
        <text:p text:style-name="Preformatted_20_Text"><text:span text:style-name="Source_20_Text"><text:s text:c="8"/>return (4.0 * Math.PI *radius * radius);</text:span></text:p>
        <text:p text:style-name="P6"><text:span text:style-name="Source_20_Text"><text:s text:c="4"/>}</text:span></text:p>
        <text:p text:style-name="Text_20_body">El prototip conté els següents elements:</text:p>
        <text:list text:style-name="L4">
          <text:list-item>
            <text:p text:style-name="P14">modificador d’accés: public, protected, private </text:p>
          </text:list-item>
          <text:list-item>
            <text:p text:style-name="P14">el tipus de dada que retorna </text:p>
          </text:list-item>
          <text:list-item>
            <text:p text:style-name="P14"><text:soft-page-break/>l’identificador del mètode </text:p>
          </text:list-item>
          <text:list-item>
            <text:p text:style-name="P13">la llista ordenada dels paràmetres del mètode, especificant el tipus i el nom </text:p>
          </text:list-item>
        </text:list>
        <text:p text:style-name="Text_20_body">Per invocar el mètode des de la mateixa classe, la sintaxi és la següent:</text:p>
        <text:p text:style-name="P6"><text:span text:style-name="Source_20_Text">double resultat = area(3.0);</text:span></text:p>
        <text:h text:style-name="P4" text:outline-level="2"><text:bookmark text:name="exemples"/>Exemples</text:h>
        <text:p text:style-name="Preformatted_20_Text"><text:span text:style-name="Source_20_Text">import java.util.Scanner;</text:span></text:p>
        <text:p text:style-name="Preformatted_20_Text"/>
        <text:p text:style-name="Preformatted_20_Text"><text:span text:style-name="Source_20_Text">/**</text:span></text:p>
        <text:p text:style-name="Preformatted_20_Text"><text:span text:style-name="Source_20_Text"><text:s/>* Entra dades d'un rectangle i en calcula el perímetre i l'àrea.</text:span></text:p>
        <text:p text:style-name="Preformatted_20_Text"><text:span text:style-name="Source_20_Text"><text:s/>* @author ProvenSoft</text:span></text:p>
        <text:p text:style-name="Preformatted_20_Text"><text:span text:style-name="Source_20_Text"><text:s/>*/</text:span></text:p>
        <text:p text:style-name="Preformatted_20_Text"><text:span text:style-name="Source_20_Text">public class Geometria {</text:span></text:p>
        <text:p text:style-name="Preformatted_20_Text"/>
        <text:p text:style-name="Preformatted_20_Text"><text:span text:style-name="Source_20_Text"><text:s text:c="4"/>public static void main(String[] args) {</text:span></text:p>
        <text:p text:style-name="Preformatted_20_Text"><text:span text:style-name="Source_20_Text"><text:s text:c="8"/>Scanner lector = new Scanner(System.in);</text:span></text:p>
        <text:p text:style-name="Preformatted_20_Text"><text:span text:style-name="Source_20_Text"><text:s text:c="8"/>//entrada de dades</text:span></text:p>
        <text:p text:style-name="Preformatted_20_Text"><text:span text:style-name="Source_20_Text"><text:s text:c="8"/>System.out.print("Entra la base: ");</text:span></text:p>
        <text:p text:style-name="Preformatted_20_Text"><text:span text:style-name="Source_20_Text"><text:s text:c="8"/>double baseRect = lector.nextDouble();</text:span></text:p>
        <text:p text:style-name="Preformatted_20_Text"><text:span text:style-name="Source_20_Text"><text:s text:c="8"/>System.out.print("Entra l'altura: ");</text:span></text:p>
        <text:p text:style-name="Preformatted_20_Text"><text:span text:style-name="Source_20_Text"><text:s text:c="8"/>double alturaRect = lector.nextDouble();</text:span></text:p>
        <text:p text:style-name="Preformatted_20_Text"><text:span text:style-name="Source_20_Text"><text:s text:c="8"/>//calcular el perímetre</text:span></text:p>
        <text:p text:style-name="Preformatted_20_Text"><text:span text:style-name="Source_20_Text"><text:s text:c="8"/>double perimetreRect = </text:span></text:p>
        <text:p text:style-name="Preformatted_20_Text"><text:span text:style-name="Source_20_Text"><text:s text:c="16"/>calculaPerimetreRectangle(baseRect, alturaRect);</text:span></text:p>
        <text:p text:style-name="Preformatted_20_Text"><text:span text:style-name="Source_20_Text"><text:s text:c="8"/>//calcular l'àrea</text:span></text:p>
        <text:p text:style-name="Preformatted_20_Text"><text:span text:style-name="Source_20_Text"><text:s text:c="8"/>double areaRect = calculaAreaRectangle(baseRect, alturaRect);</text:span></text:p>
        <text:p text:style-name="Preformatted_20_Text"><text:span text:style-name="Source_20_Text"><text:s text:c="8"/>//mostrar resultats</text:span></text:p>
        <text:p text:style-name="Preformatted_20_Text"><text:span text:style-name="Source_20_Text"><text:s text:c="8"/>System.out.println("El perímetre del rectangle és: "+perimetreRect);</text:span></text:p>
        <text:p text:style-name="Preformatted_20_Text"><text:span text:style-name="Source_20_Text"><text:s text:c="8"/>System.out.println("L'àrea del rectangle és: "+areaRect);</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5"/>* calcula area rectangle amb la base i altura indicades</text:span></text:p>
        <text:p text:style-name="Preformatted_20_Text"><text:span text:style-name="Source_20_Text"><text:s text:c="5"/>* @param base la base del rectangle</text:span></text:p>
        <text:p text:style-name="Preformatted_20_Text"><text:span text:style-name="Source_20_Text"><text:s text:c="5"/>* @param altura l'altura del rectangle</text:span></text:p>
        <text:p text:style-name="Preformatted_20_Text"><text:span text:style-name="Source_20_Text"><text:s text:c="5"/>* @return l'àrea del rectangle</text:span></text:p>
        <text:p text:style-name="Preformatted_20_Text"><text:span text:style-name="Source_20_Text"><text:s text:c="5"/>*/</text:span></text:p>
        <text:p text:style-name="Preformatted_20_Text"><text:span text:style-name="Source_20_Text"><text:s text:c="4"/>public static double calculaAreaRectangle(double base, double altura) {</text:span></text:p>
        <text:p text:style-name="Preformatted_20_Text"><text:span text:style-name="Source_20_Text"><text:s text:c="8"/>double area = base * altura;</text:span></text:p>
        <text:p text:style-name="Preformatted_20_Text"><text:span text:style-name="Source_20_Text"><text:s text:c="8"/>return area; <text:s text:c="2"/>//return base*altura;</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calcula perímetre rectangle amb la base i l'altura indicades</text:span></text:p>
        <text:p text:style-name="Preformatted_20_Text"><text:span text:style-name="Source_20_Text"><text:s text:c="5"/>* @param base la base del rectangle</text:span></text:p>
        <text:p text:style-name="Preformatted_20_Text"><text:span text:style-name="Source_20_Text"><text:s text:c="5"/>* @param altura l'altura del rectangle</text:span></text:p>
        <text:p text:style-name="Preformatted_20_Text"><text:span text:style-name="Source_20_Text"><text:s text:c="5"/>* @return el perímetre del rectangle</text:span></text:p>
        <text:p text:style-name="Preformatted_20_Text"><text:span text:style-name="Source_20_Text"><text:s text:c="5"/>*/</text:span></text:p>
        <text:p text:style-name="Preformatted_20_Text"><text:span text:style-name="Source_20_Text"><text:s text:c="4"/>public static double calculaPerimetreRectangle(double base, double altura) {</text:span></text:p>
        <text:p text:style-name="Preformatted_20_Text"><text:span text:style-name="Source_20_Text"><text:s text:c="8"/>double perimetre = 2.0 * (base + altura);</text:span></text:p>
        <text:p text:style-name="Preformatted_20_Text"><text:span text:style-name="Source_20_Text"><text:s text:c="8"/>return perimetre;</text:span></text:p>
        <text:p text:style-name="Preformatted_20_Text"><text:span text:style-name="Source_20_Text"><text:s text:c="4"/>}</text:span></text:p>
        <text:p text:style-name="Preformatted_20_Text"><text:span text:style-name="Source_20_Text"><text:s text:c="4"/></text:span></text:p>
        <text:p text:style-name="P6"><text:span text:style-name="Source_20_Text">}</text:span></text:p>
        <text:p text:style-name="P6"><text:span text:style-name="Source_20_Text"/></text:p>
        <text:p text:style-name="Text_20_body"><text:soft-page-break/><text:span text:style-name="Strong_20_Emphasis">Activitat</text:span></text:p>
        <text:p text:style-name="Text_20_body">Utilitzar el depurarador (<text:span text:style-name="Emphasis">debug</text:span>) de l’editor per executar línia a línia el programa, inspeccionant els valors de les variables i observant el flux d’execució. En particular, observar el salt des de la funció principal cap a les funcions invocades i el seu retorn. Observar també les variables que es poden inspeccionar en cada situació.</text:p>
        <text:p text:style-name="Preformatted_20_Text"><text:span text:style-name="Source_20_Text">/**</text:span></text:p>
        <text:p text:style-name="Preformatted_20_Text"><text:span text:style-name="Source_20_Text"><text:s/>* Exemple de diferents tipus de funcions i procediments segons els paràmetres i retorn</text:span></text:p>
        <text:p text:style-name="Preformatted_20_Text"><text:span text:style-name="Source_20_Text"><text:s/>* @author ProvenSoft</text:span></text:p>
        <text:p text:style-name="Preformatted_20_Text"><text:span text:style-name="Source_20_Text"><text:s/>*/</text:span></text:p>
        <text:p text:style-name="Preformatted_20_Text"><text:span text:style-name="Source_20_Text">public class FuncProc {</text:span></text:p>
        <text:p text:style-name="Preformatted_20_Text"><text:span text:style-name="Source_20_Text"><text:s text:c="4"/></text:span></text:p>
        <text:p text:style-name="Preformatted_20_Text"><text:span text:style-name="Source_20_Text"><text:s text:c="4"/>public static void main(String[] args) {</text:span></text:p>
        <text:p text:style-name="Preformatted_20_Text"><text:span text:style-name="Source_20_Text"><text:s text:c="8"/>int a = doble(3);</text:span></text:p>
        <text:p text:style-name="Preformatted_20_Text"><text:span text:style-name="Source_20_Text"><text:s text:c="8"/>System.out.println("Valor de a:"+a);</text:span></text:p>
        <text:p text:style-name="Preformatted_20_Text"><text:span text:style-name="Source_20_Text"><text:s text:c="8"/>saluda("Peter");</text:span></text:p>
        <text:p text:style-name="Preformatted_20_Text"><text:span text:style-name="Source_20_Text"><text:s text:c="8"/>avui();</text:span></text:p>
        <text:p text:style-name="Preformatted_20_Text"><text:span text:style-name="Source_20_Text"><text:s text:c="8"/>String dia = dema();</text:span></text:p>
        <text:p text:style-name="Preformatted_20_Text"><text:span text:style-name="Source_20_Text"><text:s text:c="8"/>System.out.println(dia);</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5"/>* mètode 1 paràmetre i retorna 1 valor</text:span></text:p>
        <text:p text:style-name="Preformatted_20_Text"><text:span text:style-name="Source_20_Text"><text:s text:c="5"/>*/</text:span></text:p>
        <text:p text:style-name="Preformatted_20_Text"><text:span text:style-name="Source_20_Text"><text:s text:c="4"/>public static int doble(int x) {</text:span></text:p>
        <text:p text:style-name="Preformatted_20_Text"><text:span text:style-name="Source_20_Text"><text:s text:c="8"/>return 2*x;</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5"/>* mètode 1 paràmetre i cap retorn</text:span></text:p>
        <text:p text:style-name="Preformatted_20_Text"><text:span text:style-name="Source_20_Text"><text:s text:c="5"/>*/</text:span></text:p>
        <text:p text:style-name="Preformatted_20_Text"><text:span text:style-name="Source_20_Text"><text:s text:c="4"/>public static void saluda(String nom) {</text:span></text:p>
        <text:p text:style-name="Preformatted_20_Text"><text:span text:style-name="Source_20_Text"><text:s text:c="8"/>System.out.println("Hola "+nom);</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5"/>* mètode cap paràmetre i cap retorn</text:span></text:p>
        <text:p text:style-name="Preformatted_20_Text"><text:span text:style-name="Source_20_Text"><text:s text:c="5"/>*/</text:span></text:p>
        <text:p text:style-name="Preformatted_20_Text"><text:span text:style-name="Source_20_Text"><text:s text:c="4"/>public static void avui() {</text:span></text:p>
        <text:p text:style-name="Preformatted_20_Text"><text:span text:style-name="Source_20_Text"><text:s text:c="8"/>System.out.println("Avui és dimecres");</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5"/>* mètode amb cap paràmetre i retorna 1 valor</text:span></text:p>
        <text:p text:style-name="Preformatted_20_Text"><text:span text:style-name="Source_20_Text"><text:s text:c="5"/>*/</text:span></text:p>
        <text:p text:style-name="Preformatted_20_Text"><text:span text:style-name="Source_20_Text"><text:s text:c="4"/>public static String dema(){</text:span></text:p>
        <text:p text:style-name="Preformatted_20_Text"><text:span text:style-name="Source_20_Text"><text:s text:c="8"/>return "dijous";</text:span></text:p>
        <text:p text:style-name="Preformatted_20_Text"><text:span text:style-name="Source_20_Text"><text:s text:c="4"/>}</text:span></text:p>
        <text:p text:style-name="P6"><text:span text:style-name="Source_20_Text">}</text:span></text:p>
      </text:section>
      <text:p text:style-name="Standard"/>
      <text:h text:style-name="P3" text:outline-level="1"><text:bookmark text:name="àmbit-visibilitat-i-extensió-de-variables"/>Àmbit, visibilitat i extensió de variables</text:h>
      <text:h text:style-name="P4" text:outline-level="2"><text:bookmark text:name="pas-de-paràmetres-a-mètodes"/>Pas de paràmetres a mètodes</text:h>
      <text:p text:style-name="Text_20_body">El pas de paràmetres als mètodes es fa mitjançant el <text:span text:style-name="Strong_20_Emphasis">pas per valor</text:span>. Els valors que s’utilitzen en la invocació al mètode s’anomenen <text:span text:style-name="Strong_20_Emphasis">arguments</text:span>, mentre que els que utilitza el mètode són els <text:span text:style-name="Strong_20_Emphasis">paràmetres</text:span> (també anomenats paràmetres formals). Java fa una còpia dels arguments en els paràmetres formals.</text:p>
      <text:p text:style-name="Text_20_body">El comportament en la invocació és diferent segons que el paràmetre tingui un tipus primitiu o referenciat. En el cas que els tipus del paràmetre sigui un tipus de dades <text:span text:style-name="Strong_20_Emphasis">primitiu</text:span>, es passa una còpia del valor de l’argument. En canvi, si el tipus del paràmetre és un tipus de dades <text:span text:style-name="Strong_20_Emphasis">referenciat</text:span>, el que es passa és una còpia d’una referència a l’objecte (apuntador).</text:p>
      <text:p text:style-name="Text_20_body">Per il·lustrar aquesta qüestió, editem el programa <text:span text:style-name="Emphasis">PassTest.java</text:span> i analitzem-ne la sortida.</text:p>
      <text:p text:style-name="Preformatted_20_Text"><text:span text:style-name="Source_20_Text">/**</text:span></text:p>
      <text:p text:style-name="Preformatted_20_Text"><text:span text:style-name="Source_20_Text"><text:s/>* Classe PassTest: Comprovació que el pas de paràmetres és per valor</text:span></text:p>
      <text:p text:style-name="Preformatted_20_Text"><text:span text:style-name="Source_20_Text"><text:s/>*/</text:span></text:p>
      <text:p text:style-name="Preformatted_20_Text"><text:span text:style-name="Source_20_Text">public class PassTest {</text:span></text:p>
      <text:p text:style-name="Preformatted_20_Text"><text:span text:style-name="Source_20_Text"><text:s text:c="8"/>float ptValue;</text:span></text:p>
      <text:p text:style-name="Preformatted_20_Text"><text:span text:style-name="Source_20_Text"><text:s text:c="8"/>//Métodes per canviar els valors actuals</text:span></text:p>
      <text:p text:style-name="Preformatted_20_Text"><text:span text:style-name="Source_20_Text"><text:s text:c="8"/>public void changeInt(int value) {</text:span></text:p>
      <text:p text:style-name="Preformatted_20_Text"><text:span text:style-name="Source_20_Text"><text:s text:c="16"/>value = 55;</text:span></text:p>
      <text:p text:style-name="Preformatted_20_Text"><text:span text:style-name="Source_20_Text"><text:s text:c="8"/>}</text:span></text:p>
      <text:p text:style-name="Preformatted_20_Text"><text:span text:style-name="Source_20_Text"><text:s text:c="8"/>public void changeStr(String value) {</text:span></text:p>
      <text:p text:style-name="Preformatted_20_Text"><text:span text:style-name="Source_20_Text"><text:s text:c="16"/>value = new String("diferent");</text:span></text:p>
      <text:p text:style-name="Preformatted_20_Text"><text:span text:style-name="Source_20_Text"><text:s text:c="8"/>}</text:span></text:p>
      <text:p text:style-name="Preformatted_20_Text"><text:span text:style-name="Source_20_Text"><text:s text:c="8"/>public void changeObjValue(PassTest ref) {</text:span></text:p>
      <text:p text:style-name="Preformatted_20_Text"><text:span text:style-name="Source_20_Text"><text:s text:c="16"/>ref.ptValue = 99.0f;</text:span></text:p>
      <text:p text:style-name="Preformatted_20_Text"><text:span text:style-name="Source_20_Text"><text:s text:c="8"/>}</text:span></text:p>
      <text:p text:style-name="Preformatted_20_Text"><text:span text:style-name="Source_20_Text"><text:s text:c="8"/>public void changeObjValue2(PassTest ref) {</text:span></text:p>
      <text:p text:style-name="Preformatted_20_Text"><text:span text:style-name="Source_20_Text"><text:s text:c="16"/>PassTest ptTemp = new PassTest();</text:span></text:p>
      <text:p text:style-name="Preformatted_20_Text"><text:span text:style-name="Source_20_Text"><text:s text:c="16"/>ptTemp.ptValue = 34;</text:span></text:p>
      <text:p text:style-name="Preformatted_20_Text"><text:span text:style-name="Source_20_Text"><text:s text:c="16"/>ref = ptTemp;</text:span></text:p>
      <text:p text:style-name="Preformatted_20_Text"><text:span text:style-name="Source_20_Text"><text:s text:c="8"/>}</text:span></text:p>
      <text:p text:style-name="Preformatted_20_Text"><text:span text:style-name="Source_20_Text"><text:s text:c="8"/>public static void main (String args []) {</text:span></text:p>
      <text:p text:style-name="Preformatted_20_Text"><text:span text:style-name="Source_20_Text"><text:s text:c="16"/>String str;</text:span></text:p>
      <text:p text:style-name="Preformatted_20_Text"><text:span text:style-name="Source_20_Text"><text:s text:c="16"/>int val;</text:span></text:p>
      <text:p text:style-name="Preformatted_20_Text"><text:span text:style-name="Source_20_Text"><text:s text:c="16"/>//Crea una instància de la classe</text:span></text:p>
      <text:p text:style-name="Preformatted_20_Text"><text:span text:style-name="Source_20_Text"><text:s text:c="16"/>PassTest pt = new PassTest();</text:span></text:p>
      <text:p text:style-name="Preformatted_20_Text"><text:span text:style-name="Source_20_Text"><text:s text:c="16"/>//Assigna un enter</text:span></text:p>
      <text:p text:style-name="Preformatted_20_Text"><text:span text:style-name="Source_20_Text"><text:s text:c="16"/>val = 11;</text:span></text:p>
      <text:p text:style-name="Preformatted_20_Text"><text:span text:style-name="Source_20_Text"><text:s text:c="16"/>//intenta canviar-lo</text:span></text:p>
      <text:p text:style-name="Preformatted_20_Text"><text:span text:style-name="Source_20_Text"><text:s text:c="16"/>pt.changeInt(val);</text:span></text:p>
      <text:p text:style-name="Preformatted_20_Text"><text:span text:style-name="Source_20_Text"><text:s text:c="16"/>//Mostra valor actual</text:span></text:p>
      <text:p text:style-name="Preformatted_20_Text"><text:span text:style-name="Source_20_Text"><text:s text:c="16"/>System.out.println("El valor de val es: "+val);</text:span></text:p>
      <text:p text:style-name="Preformatted_20_Text"><text:span text:style-name="Source_20_Text"><text:s text:c="16"/>//Assigna cadena de text</text:span></text:p>
      <text:p text:style-name="Preformatted_20_Text"><text:span text:style-name="Source_20_Text"><text:s text:c="16"/>str = new String("Hola");</text:span></text:p>
      <text:p text:style-name="Preformatted_20_Text"><text:span text:style-name="Source_20_Text"><text:s text:c="16"/>//intenta canviar-la</text:span></text:p>
      <text:p text:style-name="Preformatted_20_Text"><text:span text:style-name="Source_20_Text"><text:s text:c="16"/>pt.changeStr(str);</text:span></text:p>
      <text:p text:style-name="Preformatted_20_Text"><text:span text:style-name="Source_20_Text"><text:s text:c="16"/>//Mostra valor actual</text:span></text:p>
      <text:p text:style-name="Preformatted_20_Text"><text:span text:style-name="Source_20_Text"><text:s text:c="16"/>System.out.println("El valor de str es: "+ str);</text:span></text:p>
      <text:p text:style-name="Preformatted_20_Text"><text:span text:style-name="Source_20_Text"><text:s text:c="16"/>//Prova de canvi del valor de String</text:span></text:p>
      <text:p text:style-name="Preformatted_20_Text"><text:span text:style-name="Source_20_Text"><text:s text:c="16"/>str = new String("Adéu"); </text:span></text:p>
      <text:p text:style-name="Preformatted_20_Text"><text:soft-page-break/><text:span text:style-name="Source_20_Text"><text:s text:c="16"/>System.out.println("El valor de str es: "+ str);</text:span></text:p>
      <text:p text:style-name="Preformatted_20_Text"><text:span text:style-name="Source_20_Text"><text:s text:c="16"/>//Assigna valor a ptValue</text:span></text:p>
      <text:p text:style-name="Preformatted_20_Text"><text:span text:style-name="Source_20_Text"><text:s text:c="16"/>pt.ptValue = 101.01f;</text:span></text:p>
      <text:p text:style-name="Preformatted_20_Text"><text:span text:style-name="Source_20_Text"><text:s text:c="16"/>//canvar el valor, a travès del punter a objecte</text:span></text:p>
      <text:p text:style-name="Preformatted_20_Text"><text:span text:style-name="Source_20_Text"><text:s text:c="16"/>pt.changeObjValue(pt);</text:span></text:p>
      <text:p text:style-name="Preformatted_20_Text"><text:span text:style-name="Source_20_Text"><text:s text:c="16"/>//Mostra valor actual</text:span></text:p>
      <text:p text:style-name="Preformatted_20_Text"><text:span text:style-name="Source_20_Text"><text:s text:c="16"/>System.out.println("El valor de pt.ptValue es: "+ pt.ptValue);</text:span></text:p>
      <text:p text:style-name="Preformatted_20_Text"><text:span text:style-name="Source_20_Text"><text:s text:c="16"/>//Assigna valor a ptValue</text:span></text:p>
      <text:p text:style-name="Preformatted_20_Text"><text:span text:style-name="Source_20_Text"><text:s text:c="16"/>pt.ptValue = 101.01f;</text:span></text:p>
      <text:p text:style-name="Preformatted_20_Text"><text:span text:style-name="Source_20_Text"><text:s text:c="16"/>//s'intenta canviar el valor, reassignant el punter a objecte</text:span></text:p>
      <text:p text:style-name="Preformatted_20_Text"><text:span text:style-name="Source_20_Text"><text:s text:c="16"/>pt.changeObjValue2(pt);</text:span></text:p>
      <text:p text:style-name="Preformatted_20_Text"><text:span text:style-name="Source_20_Text"><text:s text:c="16"/>//Mostra valor actual</text:span></text:p>
      <text:p text:style-name="Preformatted_20_Text"><text:span text:style-name="Source_20_Text"><text:s text:c="16"/>//Es comprova que el valor no ha canviat, perquè no permet canviar</text:span></text:p>
      <text:p text:style-name="Preformatted_20_Text"><text:span text:style-name="Source_20_Text"><text:s text:c="16"/>//el valor del punter a l'objecte</text:span></text:p>
      <text:p text:style-name="Preformatted_20_Text"><text:span text:style-name="Source_20_Text"><text:s text:c="16"/>System.out.println("El valor de pt.ptValue es: "+ pt.ptValue);</text:span></text:p>
      <text:p text:style-name="Preformatted_20_Text"><text:span text:style-name="Source_20_Text"><text:s text:c="8"/>}// Fi main()</text:span></text:p>
      <text:p text:style-name="P6"><text:span text:style-name="Source_20_Text">}//Fi class <text:s text:c="7"/></text:span></text:p>
      <text:p text:style-name="Text_20_body">El mètode <text:span text:style-name="Emphasis">main()</text:span> crea un tipus primitiu (<text:span text:style-name="Emphasis">int val</text:span>), un tipus referenciat (<text:span text:style-name="Emphasis">String str</text:span>) i una instància de la pròpia classe (<text:span text:style-name="Emphasis">PassTest pt = new PassTest()</text:span>) per utilitzar-la com a mitjà per accedir a l’atribut <text:span text:style-name="Emphasis">float ptValue</text:span>.</text:p>
      <text:p text:style-name="Text_20_body">La sortida del programa és la següent:</text:p>
      <text:p text:style-name="Text_20_body">El valor de val es: 11 El valor de str es: Hola El valor de str es: Adéu El valor de pt.ptValue es: 99.0 El valor de pt.ptValue es: 101.01</text:p>
      <text:p text:style-name="Text_20_body">Com veieu, val no es modifica amb <text:span text:style-name="Emphasis">pt.changeInt(val)</text:span> perquè el mètode només pot accedir i modificar la còpia local del paràmetre (<text:span text:style-name="Emphasis">value</text:span>).</text:p>
      <text:p text:style-name="Text_20_body">Malgrat ser una referència, <text:span text:style-name="Emphasis">str</text:span> tampoc no es modifica amb <text:span text:style-name="Emphasis">pt.changeStr(str)</text:span> perquè el que fa el mètode és canviar la referència (posició a on apunta) la còpia local del paràmetre value. En canvi, sí que es modifica des del main quan es canvia directament.</text:p>
      <text:p text:style-name="Text_20_body">A través de la invocació pt.changeObjValue(pt) es modifica l’atribut ptValue perquè el paràmetre és una referència a l’objecte.</text:p>
      <text:p text:style-name="Text_20_body">En canvi, quan fem la crida <text:span text:style-name="Emphasis">pt.changeObjValue2(pt)</text:span>, l’atribut <text:span text:style-name="Emphasis">ptValue</text:span> no es modifica perquè el mètode crea un nou objecte local <text:span text:style-name="Emphasis">ptTemp</text:span> i després l’assigna al paràmetre. Amb això el que es fa és fer apuntar la còpia local del paràmetre <text:span text:style-name="Emphasis">ref</text:span> al nou objecte local, però la referència original de la invocació no es veu afectada.</text:p>
      <text:h text:style-name="P4" text:outline-level="2"><text:bookmark text:name="àmbit-duna-variable"/>Àmbit d’una variable</text:h>
      <text:p text:style-name="Text_20_body">L’ambit de definició d’una variable és la part del codi des d’on la variable és accessible i pot ser utilitzada en una expressió a través de l’identificador amb què ha estat declarada.</text:p>
      <text:p text:style-name="Text_20_body">L’àmbit de les variables va des del punt en què són declarades fins al final del bloc que les conté (el bloc ve delimitat pels símbols {}).</text:p>
      <text:p text:style-name="Text_20_body">Els blocs interns de codi tenen accés a les variables dels blocs que els contenen, llevat que es tracti de mètodes.</text:p>
      <text:p text:style-name="Text_20_body"><text:soft-page-break/>Totes les variables declarades dintre de mètodes són locals als mètodes. Els paràmetres dels mètodes també són locals. Per tant, no es poden utilitzar fora del mètode.</text:p>
      <text:p text:style-name="Text_20_body">Els atributs d’un objecte declarats publics poden ser accedits des de fora del bloc de la classe, sempre usant la variable de l’objecte com a referència.</text:p>
      <text:h text:style-name="P4" text:outline-level="2"><text:bookmark text:name="visibilitat-duna-variable"/>Visibilitat d’una variable</text:h>
      <text:p text:style-name="Text_20_body">La visibilitat d’una declaració de variable és la part del codi on la variable té àmbit i l’identificador referencia la variable.</text:p>
      <text:p text:style-name="Text_20_body">La visibilitat acostuma a coincidir amb l’àmbit, però hi ha casos en què una declaració en un bloc intern usant el mateix identificador fa invisible la declaració feta al bloc exterior. En aquest cas, preval la declaració interna, i l’externa perd visibilitat al bloc intern, tot i que es manté l’ambit.</text:p>
      <text:h text:style-name="P4" text:outline-level="2"><text:bookmark text:name="extensió-o-temps-de-vida-duna-variable"/>Extensió o temps de vida d’una variable</text:h>
      <text:p text:style-name="Text_20_body">L’extensió d’una variable fa referència a la part de codi on la variable té assignat emmagtzemament en memòria.</text:p>
      <text:p text:style-name="Text_20_body">Les variables locals als mètodes i els seus paràmetres es creen en entrar al mètode i es destrueixen en sortir-ne. Per tant, la seva extensió és el cos del mètode.</text:p>
      <text:p text:style-name="Text_20_body">Els atributs dels objectes tenen extensió mentre el té l’objecte i la perden quan l’objecte és destruït.</text:p>
      <text:p text:style-name="Text_20_body">El següent exemple il·lustra els diferents àmbits de definició de variables.</text:p>
      <text:p text:style-name="Preformatted_20_Text"><text:span text:style-name="Source_20_Text">/**</text:span></text:p>
      <text:p text:style-name="Preformatted_20_Text"><text:span text:style-name="Source_20_Text"><text:s/>* Exemples d'àmbits de variables</text:span></text:p>
      <text:p text:style-name="Preformatted_20_Text"><text:span text:style-name="Source_20_Text"><text:s/>* @author Jose</text:span></text:p>
      <text:p text:style-name="Preformatted_20_Text"><text:span text:style-name="Source_20_Text"><text:s/>*/</text:span></text:p>
      <text:p text:style-name="Preformatted_20_Text"><text:span text:style-name="Source_20_Text">public class Ambits {</text:span></text:p>
      <text:p text:style-name="Preformatted_20_Text"/>
      <text:p text:style-name="Preformatted_20_Text"><text:span text:style-name="Source_20_Text"><text:s text:c="4"/>/**</text:span></text:p>
      <text:p text:style-name="Preformatted_20_Text"><text:span text:style-name="Source_20_Text"><text:s text:c="5"/>* scope: the whole class</text:span></text:p>
      <text:p text:style-name="Preformatted_20_Text"><text:span text:style-name="Source_20_Text"><text:s text:c="5"/>* visibility = scope except when being hidden by another variable with the same name and local scope </text:span></text:p>
      <text:p text:style-name="Preformatted_20_Text"><text:span text:style-name="Source_20_Text"><text:s text:c="5"/>* extension (non-static): since object instantiation until destruction.</text:span></text:p>
      <text:p text:style-name="Preformatted_20_Text"><text:span text:style-name="Source_20_Text"><text:s text:c="5"/>* extension (static): the whole program execution.</text:span></text:p>
      <text:p text:style-name="Preformatted_20_Text"><text:span text:style-name="Source_20_Text"><text:s text:c="4"/>*/</text:span></text:p>
      <text:p text:style-name="Preformatted_20_Text"><text:span text:style-name="Source_20_Text"><text:s text:c="4"/>private static String msg = "Class attribute"; //scope the whole class</text:span></text:p>
      <text:p text:style-name="Preformatted_20_Text"><text:span text:style-name="Source_20_Text"><text:s text:c="4"/></text:span></text:p>
      <text:p text:style-name="Preformatted_20_Text"><text:span text:style-name="Source_20_Text"><text:s text:c="4"/>public static void main(String[] args) {</text:span></text:p>
      <text:p text:style-name="Preformatted_20_Text"><text:span text:style-name="Source_20_Text"><text:s text:c="8"/>/**</text:span></text:p>
      <text:p text:style-name="Preformatted_20_Text"><text:span text:style-name="Source_20_Text"><text:s text:c="9"/>* scope: since declaration to end of block</text:span></text:p>
      <text:p text:style-name="Preformatted_20_Text"><text:span text:style-name="Source_20_Text"><text:s text:c="9"/>* visibility = scope except when being hidden by another variable with the same name and local scope </text:span></text:p>
      <text:p text:style-name="Preformatted_20_Text"><text:span text:style-name="Source_20_Text"><text:s text:c="9"/>* extension: since start of function execution until return</text:span></text:p>
      <text:p text:style-name="Preformatted_20_Text"><text:span text:style-name="Source_20_Text"><text:s text:c="8"/>*/</text:span></text:p>
      <text:p text:style-name="Preformatted_20_Text"><text:span text:style-name="Source_20_Text"><text:s text:c="8"/>String msg = "Local in main"; //scope: main function. Hides visibility of msg class attribute.</text:span></text:p>
      <text:p text:style-name="Preformatted_20_Text"><text:span text:style-name="Source_20_Text"><text:s text:c="8"/>System.out.println("* f1(\"Function argument\")");</text:span></text:p>
      <text:p text:style-name="Preformatted_20_Text"><text:span text:style-name="Source_20_Text"><text:s text:c="8"/>f1("Function argument");</text:span></text:p>
      <text:p text:style-name="Preformatted_20_Text"><text:span text:style-name="Source_20_Text"><text:s text:c="8"/>System.out.println("* f1(msg)");</text:span></text:p>
      <text:p text:style-name="Preformatted_20_Text"><text:span text:style-name="Source_20_Text"><text:s text:c="8"/>f1(msg);</text:span></text:p>
      <text:p text:style-name="Preformatted_20_Text"><text:soft-page-break/><text:span text:style-name="Source_20_Text"><text:s text:c="8"/>System.out.println("* f2()");</text:span></text:p>
      <text:p text:style-name="Preformatted_20_Text"><text:span text:style-name="Source_20_Text"><text:s text:c="8"/>f2();</text:span></text:p>
      <text:p text:style-name="Preformatted_20_Text"><text:span text:style-name="Source_20_Text"><text:s text:c="8"/>System.out.println("* f3()");</text:span></text:p>
      <text:p text:style-name="Preformatted_20_Text"><text:span text:style-name="Source_20_Text"><text:s text:c="8"/>f3();</text:span></text:p>
      <text:p text:style-name="Preformatted_20_Text"><text:span text:style-name="Source_20_Text"><text:s text:c="8"/>System.out.println("* f4(msg)");</text:span></text:p>
      <text:p text:style-name="Preformatted_20_Text"><text:span text:style-name="Source_20_Text"><text:s text:c="8"/>f4(msg);</text:span></text:p>
      <text:p text:style-name="Preformatted_20_Text"><text:span text:style-name="Source_20_Text"><text:s text:c="8"/>System.out.println("* main:println(msg)");</text:span></text:p>
      <text:p text:style-name="Preformatted_20_Text"><text:span text:style-name="Source_20_Text"><text:s text:c="8"/>System.out.println(msg);</text:span></text:p>
      <text:p text:style-name="Preformatted_20_Text"><text:span text:style-name="Source_20_Text"><text:s text:c="8"/>System.out.println("* Ambits.msg");</text:span></text:p>
      <text:p text:style-name="Preformatted_20_Text"><text:span text:style-name="Source_20_Text"><text:s text:c="8"/>System.out.println(Ambits.msg);</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public static void f1(String msg) {</text:span></text:p>
      <text:p text:style-name="Preformatted_20_Text"><text:span text:style-name="Source_20_Text"><text:s text:c="8"/>//msg parameter has local scope and hides visibility of msg class attribute in function</text:span></text:p>
      <text:p text:style-name="Preformatted_20_Text"><text:span text:style-name="Source_20_Text"><text:s text:c="8"/>System.out.println(msg);</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public static void f2() {</text:span></text:p>
      <text:p text:style-name="Preformatted_20_Text"><text:span text:style-name="Source_20_Text"><text:s text:c="8"/>/**</text:span></text:p>
      <text:p text:style-name="Preformatted_20_Text"><text:span text:style-name="Source_20_Text"><text:s text:c="9"/>* scope: since declaration to end of block</text:span></text:p>
      <text:p text:style-name="Preformatted_20_Text"><text:span text:style-name="Source_20_Text"><text:s text:c="9"/>* visibility = scope except when being hidden by another variable with the same name and local scope </text:span></text:p>
      <text:p text:style-name="Preformatted_20_Text"><text:span text:style-name="Source_20_Text"><text:s text:c="9"/>* extension: since start of function execution until return</text:span></text:p>
      <text:p text:style-name="Preformatted_20_Text"><text:span text:style-name="Source_20_Text"><text:s text:c="8"/>*/</text:span></text:p>
      <text:p text:style-name="Preformatted_20_Text"><text:span text:style-name="Source_20_Text"><text:s text:c="8"/>String msg = "Local variable";</text:span></text:p>
      <text:p text:style-name="Preformatted_20_Text"><text:span text:style-name="Source_20_Text"><text:s text:c="8"/>//msg local variable has local scope and hides visibility of msg class attribute in function</text:span></text:p>
      <text:p text:style-name="Preformatted_20_Text"><text:span text:style-name="Source_20_Text"><text:s text:c="8"/>System.out.println(msg);</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public static void f3() {</text:span></text:p>
      <text:p text:style-name="Preformatted_20_Text"><text:span text:style-name="Source_20_Text"><text:s text:c="8"/>//msg class attribute keeps visibility in function</text:span></text:p>
      <text:p text:style-name="Preformatted_20_Text"><text:span text:style-name="Source_20_Text"><text:s text:c="8"/>System.out.println(msg);</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public static void f4(String msg) {</text:span></text:p>
      <text:p text:style-name="Preformatted_20_Text"><text:span text:style-name="Source_20_Text"><text:s text:c="8"/>msg = "Function parameter changed";</text:span></text:p>
      <text:p text:style-name="Preformatted_20_Text"><text:span text:style-name="Source_20_Text"><text:s text:c="8"/>System.out.println(msg);</text:span></text:p>
      <text:p text:style-name="Preformatted_20_Text"><text:span text:style-name="Source_20_Text"><text:s text:c="4"/>}</text:span></text:p>
      <text:p text:style-name="P6"><text:span text:style-name="Source_20_Text">}</text:span></text:p>
      <text:h text:style-name="P4" text:outline-level="2"><text:bookmark text:name="exemples Copia 1"/>Exemples</text:h>
      <text:h text:style-name="P5" text:outline-level="3"><text:bookmark text:name="mètode-per-preguntar-informació-a-lusuari"/>Mètode per preguntar informació a l’usuari</text:h>
      <text:p text:style-name="Preformatted_20_Text"><text:span text:style-name="Source_20_Text">/**</text:span></text:p>
      <text:p text:style-name="Preformatted_20_Text"><text:span text:style-name="Source_20_Text"><text:s/>* mostra un missatge i llegeix una resposta de l'usuari</text:span></text:p>
      <text:p text:style-name="Preformatted_20_Text"><text:span text:style-name="Source_20_Text"><text:s/>* @param missatge el missatge a mostrar a l'usuari</text:span></text:p>
      <text:p text:style-name="Preformatted_20_Text"><text:span text:style-name="Source_20_Text"><text:s/>* @return la resposta de l'usuari</text:span></text:p>
      <text:p text:style-name="Preformatted_20_Text"><text:span text:style-name="Source_20_Text"><text:s/>*/</text:span></text:p>
      <text:p text:style-name="Preformatted_20_Text"><text:span text:style-name="Source_20_Text">public String entraString(String missatge) {</text:span></text:p>
      <text:p text:style-name="Preformatted_20_Text"><text:span text:style-name="Source_20_Text"><text:s text:c="8"/>Scanner lector = new Scanner(System.in);</text:span></text:p>
      <text:p text:style-name="Preformatted_20_Text"><text:span text:style-name="Source_20_Text"><text:s text:c="8"/>System.out.print(missatge);</text:span></text:p>
      <text:p text:style-name="Preformatted_20_Text"><text:span text:style-name="Source_20_Text"><text:s text:c="8"/>return lector.next();</text:span></text:p>
      <text:p text:style-name="P6"><text:span text:style-name="Source_20_Text">}</text:span></text:p>
      <text:h text:style-name="P5" text:outline-level="3"><text:bookmark text:name="programa-amb-menú-per-a-interactuar-amb-lusuari"/><text:soft-page-break/>Programa amb menú per a interactuar amb l’usuari</text:h>
      <text:p text:style-name="Text_20_body">Exemple d’un programa de conversió entre dues monedes usant un menú per interactuar amb l’usuari i mètodes de control per respondre a les seves accions.</text:p>
      <text:p text:style-name="Preformatted_20_Text"><text:span text:style-name="Source_20_Text">import java.util.InputMismatchException;</text:span></text:p>
      <text:p text:style-name="Preformatted_20_Text"><text:span text:style-name="Source_20_Text">import java.util.Scanner;</text:span></text:p>
      <text:p text:style-name="Preformatted_20_Text"/>
      <text:p text:style-name="Preformatted_20_Text"><text:span text:style-name="Source_20_Text">/**</text:span></text:p>
      <text:p text:style-name="Preformatted_20_Text"><text:span text:style-name="Source_20_Text"><text:s/>* Realitza conversions de moneda entre euros i dòlars. Presenta a l'usuari un</text:span></text:p>
      <text:p text:style-name="Preformatted_20_Text"><text:span text:style-name="Source_20_Text"><text:s/>* menú per escollir la conversió fins que demana sortir.</text:span></text:p>
      <text:p text:style-name="Preformatted_20_Text"><text:span text:style-name="Source_20_Text"><text:s/>*</text:span></text:p>
      <text:p text:style-name="Preformatted_20_Text"><text:span text:style-name="Source_20_Text"><text:s/>* @author ProvenSoft</text:span></text:p>
      <text:p text:style-name="Preformatted_20_Text"><text:span text:style-name="Source_20_Text"><text:s/>*/</text:span></text:p>
      <text:p text:style-name="Preformatted_20_Text"><text:span text:style-name="Source_20_Text">public class ConversorMoneda {</text:span></text:p>
      <text:p text:style-name="Preformatted_20_Text"/>
      <text:p text:style-name="Preformatted_20_Text"><text:span text:style-name="Source_20_Text"><text:s text:c="4"/>public static void main(String[] args) {</text:span></text:p>
      <text:p text:style-name="Preformatted_20_Text"/>
      <text:p text:style-name="Preformatted_20_Text"><text:span text:style-name="Source_20_Text"><text:s text:c="8"/>boolean sortir = false; //senyal per sortir</text:span></text:p>
      <text:p text:style-name="Preformatted_20_Text"/>
      <text:p text:style-name="Preformatted_20_Text"><text:span text:style-name="Source_20_Text"><text:s text:c="8"/>do {</text:span></text:p>
      <text:p text:style-name="Preformatted_20_Text"><text:span text:style-name="Source_20_Text"><text:s text:c="12"/>//mostrar menu i llegir opcio</text:span></text:p>
      <text:p text:style-name="Preformatted_20_Text"><text:span text:style-name="Source_20_Text"><text:s text:c="12"/>int opcioSel = mostraMenu();</text:span></text:p>
      <text:p text:style-name="Preformatted_20_Text"><text:span text:style-name="Source_20_Text"><text:s text:c="12"/>//executar l'opció escollida</text:span></text:p>
      <text:p text:style-name="Preformatted_20_Text"><text:span text:style-name="Source_20_Text"><text:s text:c="12"/>switch (opcioSel) {</text:span></text:p>
      <text:p text:style-name="Preformatted_20_Text"><text:span text:style-name="Source_20_Text"><text:s text:c="16"/>case 0: //sortir</text:span></text:p>
      <text:p text:style-name="Preformatted_20_Text"><text:span text:style-name="Source_20_Text"><text:s text:c="20"/>sortir = true;</text:span></text:p>
      <text:p text:style-name="Preformatted_20_Text"><text:span text:style-name="Source_20_Text"><text:s text:c="20"/>break;</text:span></text:p>
      <text:p text:style-name="Preformatted_20_Text"><text:span text:style-name="Source_20_Text"><text:s text:c="16"/>case 1: //euros a dòlars</text:span></text:p>
      <text:p text:style-name="Preformatted_20_Text"><text:span text:style-name="Source_20_Text"><text:s text:c="20"/>procConvEuroDolar();</text:span></text:p>
      <text:p text:style-name="Preformatted_20_Text"><text:span text:style-name="Source_20_Text"><text:s text:c="20"/>break;</text:span></text:p>
      <text:p text:style-name="Preformatted_20_Text"><text:span text:style-name="Source_20_Text"><text:s text:c="16"/>case 2: //dòlars a euros</text:span></text:p>
      <text:p text:style-name="Preformatted_20_Text"><text:span text:style-name="Source_20_Text"><text:s text:c="20"/>procConvDolarEuro();</text:span></text:p>
      <text:p text:style-name="Preformatted_20_Text"><text:span text:style-name="Source_20_Text"><text:s text:c="20"/>break;</text:span></text:p>
      <text:p text:style-name="Preformatted_20_Text"><text:span text:style-name="Source_20_Text"><text:s text:c="16"/>default:</text:span></text:p>
      <text:p text:style-name="Preformatted_20_Text"><text:span text:style-name="Source_20_Text"><text:s text:c="20"/>System.out.println("Opció no vàlida");</text:span></text:p>
      <text:p text:style-name="Preformatted_20_Text"><text:span text:style-name="Source_20_Text"><text:s text:c="20"/>break;</text:span></text:p>
      <text:p text:style-name="Preformatted_20_Text"><text:span text:style-name="Source_20_Text"><text:s text:c="12"/>}</text:span></text:p>
      <text:p text:style-name="Preformatted_20_Text"><text:span text:style-name="Source_20_Text"><text:s text:c="8"/>} while (!sortir);</text:span></text:p>
      <text:p text:style-name="Preformatted_20_Text"/>
      <text:p text:style-name="Preformatted_20_Text"><text:span text:style-name="Source_20_Text"><text:s text:c="4"/>} //final de main</text:span></text:p>
      <text:p text:style-name="Preformatted_20_Text"/>
      <text:p text:style-name="Preformatted_20_Text"><text:span text:style-name="Source_20_Text"><text:s text:c="4"/>/**</text:span></text:p>
      <text:p text:style-name="Preformatted_20_Text"><text:span text:style-name="Source_20_Text"><text:s text:c="5"/>* mostra el menu del programa i llegeix l'opció escollida per l'usuari</text:span></text:p>
      <text:p text:style-name="Preformatted_20_Text"><text:span text:style-name="Source_20_Text"><text:s text:c="5"/>*</text:span></text:p>
      <text:p text:style-name="Preformatted_20_Text"><text:span text:style-name="Source_20_Text"><text:s text:c="5"/>* @return el número de l'opció escollida per l'usuari o -1 si no vàlida</text:span></text:p>
      <text:p text:style-name="Preformatted_20_Text"><text:span text:style-name="Source_20_Text"><text:s text:c="5"/>*/</text:span></text:p>
      <text:p text:style-name="Preformatted_20_Text"><text:span text:style-name="Source_20_Text"><text:s text:c="4"/>public static int mostraMenu() {</text:span></text:p>
      <text:p text:style-name="Preformatted_20_Text"><text:span text:style-name="Source_20_Text"><text:s text:c="8"/>int opcio = -1;</text:span></text:p>
      <text:p text:style-name="Preformatted_20_Text"><text:span text:style-name="Source_20_Text"><text:s text:c="8"/>System.out.println("===Menú del programa de conversió euro-dòlar===");</text:span></text:p>
      <text:p text:style-name="Preformatted_20_Text"><text:span text:style-name="Source_20_Text"><text:s text:c="8"/>//mostrar opcions</text:span></text:p>
      <text:p text:style-name="Preformatted_20_Text"><text:span text:style-name="Source_20_Text"><text:s text:c="8"/>System.out.println("0. Sortir");</text:span></text:p>
      <text:p text:style-name="Preformatted_20_Text"><text:span text:style-name="Source_20_Text"><text:s text:c="8"/>System.out.println("1. Convertir d'euros a dòlars");</text:span></text:p>
      <text:p text:style-name="Preformatted_20_Text"><text:span text:style-name="Source_20_Text"><text:s text:c="8"/>System.out.println("2. Convertir de dòlars a euros");</text:span></text:p>
      <text:p text:style-name="Preformatted_20_Text"><text:span text:style-name="Source_20_Text"><text:s text:c="8"/>//llegir opció</text:span></text:p>
      <text:p text:style-name="Preformatted_20_Text"><text:span text:style-name="Source_20_Text"><text:s text:c="8"/>System.out.print("&gt; Selecciona una opció: ");</text:span></text:p>
      <text:p text:style-name="Preformatted_20_Text"><text:span text:style-name="Source_20_Text"><text:s text:c="8"/>Scanner lector = new Scanner(System.in);</text:span></text:p>
      <text:p text:style-name="Preformatted_20_Text"><text:span text:style-name="Source_20_Text"><text:s text:c="8"/>try {</text:span></text:p>
      <text:p text:style-name="Preformatted_20_Text"><text:span text:style-name="Source_20_Text"><text:s text:c="12"/>opcio = lector.nextInt();</text:span></text:p>
      <text:p text:style-name="Preformatted_20_Text"><text:span text:style-name="Source_20_Text"><text:s text:c="8"/>} catch (InputMismatchException e ){</text:span></text:p>
      <text:p text:style-name="Preformatted_20_Text"><text:soft-page-break/><text:span text:style-name="Source_20_Text"><text:s text:c="12"/>opcio = -1;</text:span></text:p>
      <text:p text:style-name="Preformatted_20_Text"><text:span text:style-name="Source_20_Text"><text:s text:c="8"/>}</text:span></text:p>
      <text:p text:style-name="Preformatted_20_Text"><text:span text:style-name="Source_20_Text"><text:s text:c="8"/>return opcio;</text:span></text:p>
      <text:p text:style-name="Preformatted_20_Text"><text:span text:style-name="Source_20_Text"><text:s text:c="4"/>}</text:span></text:p>
      <text:p text:style-name="Preformatted_20_Text"/>
      <text:p text:style-name="Preformatted_20_Text"><text:span text:style-name="Source_20_Text"><text:s text:c="4"/>/* ====== Mètodes de càlcul ====== */</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5"/>* converteix euros a dòlars</text:span></text:p>
      <text:p text:style-name="Preformatted_20_Text"><text:span text:style-name="Source_20_Text"><text:s text:c="5"/>*</text:span></text:p>
      <text:p text:style-name="Preformatted_20_Text"><text:span text:style-name="Source_20_Text"><text:s text:c="5"/>* @param euros els euros que s'han de convertir</text:span></text:p>
      <text:p text:style-name="Preformatted_20_Text"><text:span text:style-name="Source_20_Text"><text:s text:c="5"/>* @return la conversió a dòlars</text:span></text:p>
      <text:p text:style-name="Preformatted_20_Text"><text:span text:style-name="Source_20_Text"><text:s text:c="5"/>*/</text:span></text:p>
      <text:p text:style-name="Preformatted_20_Text"><text:span text:style-name="Source_20_Text"><text:s text:c="4"/>public static double convEuroDolar(double euros) {</text:span></text:p>
      <text:p text:style-name="Preformatted_20_Text"><text:span text:style-name="Source_20_Text"><text:s text:c="8"/>final double EURO_DOLAR = 0.9;</text:span></text:p>
      <text:p text:style-name="Preformatted_20_Text"><text:span text:style-name="Source_20_Text"><text:s text:c="8"/>return euros * EURO_DOLAR;</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converteix dòllars to euros</text:span></text:p>
      <text:p text:style-name="Preformatted_20_Text"><text:span text:style-name="Source_20_Text"><text:s text:c="5"/>*</text:span></text:p>
      <text:p text:style-name="Preformatted_20_Text"><text:span text:style-name="Source_20_Text"><text:s text:c="5"/>* @param dolars els dòlars que s'han de convertir</text:span></text:p>
      <text:p text:style-name="Preformatted_20_Text"><text:span text:style-name="Source_20_Text"><text:s text:c="5"/>* @return la conversió a euros</text:span></text:p>
      <text:p text:style-name="Preformatted_20_Text"><text:span text:style-name="Source_20_Text"><text:s text:c="5"/>*/</text:span></text:p>
      <text:p text:style-name="Preformatted_20_Text"><text:span text:style-name="Source_20_Text"><text:s text:c="4"/>public static double convDolarEuro(double dolars) {</text:span></text:p>
      <text:p text:style-name="Preformatted_20_Text"><text:span text:style-name="Source_20_Text"><text:s text:c="8"/>final double DOLAR_EURO = 1.0 / 0.9;</text:span></text:p>
      <text:p text:style-name="Preformatted_20_Text"><text:span text:style-name="Source_20_Text"><text:s text:c="8"/>return dolars * DOLAR_EURO;</text:span></text:p>
      <text:p text:style-name="Preformatted_20_Text"><text:span text:style-name="Source_20_Text"><text:s text:c="4"/>}</text:span></text:p>
      <text:p text:style-name="Preformatted_20_Text"/>
      <text:p text:style-name="Preformatted_20_Text"><text:span text:style-name="Source_20_Text"><text:s text:c="4"/>/* ====== Mètodes de control ====== */</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5"/>* llegeix euros, converteix a dòlars i imprimeix resultat</text:span></text:p>
      <text:p text:style-name="Preformatted_20_Text"><text:span text:style-name="Source_20_Text"><text:s text:c="5"/>*/</text:span></text:p>
      <text:p text:style-name="Preformatted_20_Text"><text:span text:style-name="Source_20_Text"><text:s text:c="4"/>private static void procConvEuroDolar() {</text:span></text:p>
      <text:p text:style-name="Preformatted_20_Text"><text:span text:style-name="Source_20_Text"><text:s text:c="8"/>Scanner lector = new Scanner(System.in);</text:span></text:p>
      <text:p text:style-name="Preformatted_20_Text"><text:span text:style-name="Source_20_Text"><text:s text:c="8"/>try {</text:span></text:p>
      <text:p text:style-name="Preformatted_20_Text"><text:span text:style-name="Source_20_Text"><text:s text:c="12"/>double euros = lector.nextDouble();</text:span></text:p>
      <text:p text:style-name="Preformatted_20_Text"><text:span text:style-name="Source_20_Text"><text:s text:c="12"/>double dolars = convEuroDolar(euros);</text:span></text:p>
      <text:p text:style-name="Preformatted_20_Text"><text:span text:style-name="Source_20_Text"><text:s text:c="12"/>System.out.format("%.2f euros equivalen a %.2f dòlars\n", euros, dolars);</text:span></text:p>
      <text:p text:style-name="Preformatted_20_Text"><text:span text:style-name="Source_20_Text"><text:s text:c="8"/>} catch (InputMismatchException e) {</text:span></text:p>
      <text:p text:style-name="Preformatted_20_Text"><text:span text:style-name="Source_20_Text"><text:s text:c="12"/>System.out.println("Entrada de dades incorrecta");</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llegeix dòlars, converteix a euros i imprimeix resultat</text:span></text:p>
      <text:p text:style-name="Preformatted_20_Text"><text:span text:style-name="Source_20_Text"><text:s text:c="5"/>*/</text:span></text:p>
      <text:p text:style-name="Preformatted_20_Text"><text:span text:style-name="Source_20_Text"><text:s text:c="4"/>private static void procConvDolarEuro() {</text:span></text:p>
      <text:p text:style-name="Preformatted_20_Text"><text:span text:style-name="Source_20_Text"><text:s text:c="8"/>Scanner lector = new Scanner(System.in);</text:span></text:p>
      <text:p text:style-name="Preformatted_20_Text"><text:span text:style-name="Source_20_Text"><text:s text:c="8"/>try {</text:span></text:p>
      <text:p text:style-name="Preformatted_20_Text"><text:span text:style-name="Source_20_Text"><text:s text:c="12"/>double dolars = lector.nextDouble();</text:span></text:p>
      <text:p text:style-name="Preformatted_20_Text"><text:span text:style-name="Source_20_Text"><text:s text:c="12"/>double euros = convDolarEuro(dolars);</text:span></text:p>
      <text:p text:style-name="Preformatted_20_Text"><text:span text:style-name="Source_20_Text"><text:s text:c="12"/>System.out.format("%.2f dòlars equivalen a %.2f euros\n", dolars, euros);</text:span></text:p>
      <text:p text:style-name="Preformatted_20_Text"><text:span text:style-name="Source_20_Text"><text:s text:c="8"/>} catch (InputMismatchException e) {</text:span></text:p>
      <text:p text:style-name="Preformatted_20_Text"><text:span text:style-name="Source_20_Text"><text:s text:c="12"/>System.out.println("Entrada de dades incorrecta");</text:span></text:p>
      <text:p text:style-name="Preformatted_20_Text"><text:span text:style-name="Source_20_Text"><text:s text:c="8"/>}</text:span></text:p>
      <text:p text:style-name="Preformatted_20_Text"><text:span text:style-name="Source_20_Text"><text:s text:c="4"/>}</text:span></text:p>
      <text:p text:style-name="Preformatted_20_Text"/>
      <text:p text:style-name="P6"><text:soft-page-break/><text:span text:style-name="Source_20_Text">}</text:span></text:p>
      <text:h text:style-name="P4" text:outline-level="2"><text:bookmark text:name="exercici-proposat-la-ruleta"/>Exercici proposat: La ruleta</text:h>
      <text:p text:style-name="Text_20_body"><text:a xlink:type="simple" xlink:href="https://jmoreno-git.github.io/daxm03/assets/2.1/ruleta-enunciat.odt" text:style-name="Internet_20_link" text:visited-style-name="Visited_20_Internet_20_Link">Enunciat</text:a>. <text:a xlink:type="simple" xlink:href="https://jmoreno-git.github.io/daxm03/assets/2.1/ruleta-javadoc.pdf" text:style-name="Internet_20_link" text:visited-style-name="Visited_20_Internet_20_Link">Javadoc de la solució</text:a></text:p>
      <text:h text:style-name="P4" text:outline-level="2"><text:bookmark text:name="exercici-proposat-joc-de-pedra-paper-i-tissora"/>Exercici proposat: Joc de pedra, paper i tissora</text:h>
      <text:p text:style-name="Text_20_body">Implementar el <text:a xlink:type="simple" xlink:href="https://es.wikipedia.org/wiki/Piedra,_papel_o_tijera" text:style-name="Internet_20_link" text:visited-style-name="Visited_20_Internet_20_Link">joc de pedra, paper i tissora</text:a>.</text:p>
      <text:p text:style-name="Text_20_body">Cal implementar el joc d’un jugador contra la màquina.</text:p>
      <text:p text:style-name="Text_20_body">Els jugadors juguen simultàniament, es compara el resultat de les tirades i es decideix si hi ha empat o guanya un jugador. En aquest darrer cas s’incrementa el comptador del jugador guanyador.</text:p>
      <text:p text:style-name="Text_20_body">A cada torn s’imprimeix el resultat dels comptadors dels jugadors.</text:p>
      <text:p text:style-name="Text_20_body">Finalitza el joc quan un jugador guanya tres tirades (configurable) o quan s’arriba a un màxim de 6 tirades (configurable).</text:p>
      <text:p text:style-name="Text_20_body">En finalitzar el joc es mostra el marcador final amb les puntuacions de cada jugador i s’indica quin és el guanyador o si hi ha empat.</text:p>
      <text:p text:style-name="Text_20_body">En iniciar-se el joc, l’usuari determina el nombre de tirades que cal guanyar per acabar el joc i el nombre de tirades màximes abans de finalitzar.</text:p>
      <text:p text:style-name="Text_20_body">Després s’inicia el bucle del joc, on l’ordinador fa la tirada escollint aleatòriament i pregunta la seva tirada a l’usuari. A continuació, es determina el resultat de la tirada i s’informa del resultat i dels marcadors.</text:p>
      <text:p text:style-name="Standard"/>
      <text:h text:style-name="P3" text:outline-level="1"><text:bookmark text:name="main_content_wrap"/><text:bookmark text:name="biblioteques-de-funcions-i-classes"/>Biblioteques de funcions i classes</text:h>
      <text:section text:style-name="Sect1" text:name="Sección1">
        <text:p text:style-name="Text_20_body">Les funcions en llenguatge Java sempre pertanyen a alguna classe.</text:p>
        <text:p text:style-name="Text_20_body">Podem agrupar les funcions que anem programant i que ens seran d’utilitat en futurs programes dintre de classes.</text:p>
        <text:p text:style-name="Text_20_body">De la mateixa manera, les classes s’organitzen en paquets (<text:span text:style-name="Emphasis">package</text:span>) i es poden reutilitzar en futurs programes.</text:p>
        <text:p text:style-name="Text_20_body">El disseny de les classes ha de permetre el seu ús el diversos programes sense necessitat de tocar el seu codi.</text:p>
        <text:p text:style-name="Text_20_body">Per definir a quina classe pertany la classe que estem programant cal declarar-ho amb la paraula clau <text:span text:style-name="Strong_20_Emphasis">package</text:span>.</text:p>
        <text:p text:style-name="Preformatted_20_Text"><text:span text:style-name="Source_20_Text">package cat.proven.store.model;</text:span></text:p>
        <text:p text:style-name="Preformatted_20_Text"><text:span text:style-name="Source_20_Text">public class Product {</text:span></text:p>
        <text:p text:style-name="Preformatted_20_Text"><text:span text:style-name="Source_20_Text"><text:s text:c="4"/>//...</text:span></text:p>
        <text:p text:style-name="P6"><text:span text:style-name="Source_20_Text">}</text:span></text:p>
        <text:p text:style-name="Text_20_body">Els paquets poden contenir subpaquets al seu interior. Es declaren separant els noms amb punts. L’estructura de paquets i subpaquets es trasllada al disc amb la mateixa estructura de directoris i subdirectoris.</text:p>
        <text:p text:style-name="Text_20_body">Per usar la classe abans definida cal importar la seva declaració especificant el paquet on es troba.</text:p>
        <text:p text:style-name="P6"><text:span text:style-name="Source_20_Text">import cat.proven.store.model.Product;</text:span></text:p>
        <text:p text:style-name="Text_20_body">També es poden fer importacions conjuntes de totes les classes, interface, etc. d’un paquet.</text:p>
        <text:p text:style-name="P6"><text:span text:style-name="Source_20_Text">import cat.proven.store.model.*;</text:span></text:p>
        <text:h text:style-name="P4" text:outline-level="2"><text:bookmark text:name="exemples Copia 2"/>Exemples</text:h>
        <text:h text:style-name="P5" text:outline-level="3"><text:bookmark text:name="classe-auxiliar-per-a-entrada-i-sortida-estàndard-i-classe-principal-per-provar-el-seu-funcionament"/>Classe auxiliar per a entrada i sortida estàndard i classe principal per provar el seu funcionament.</text:h>
        <text:p text:style-name="Preformatted_20_Text"><text:span text:style-name="Source_20_Text">import java.io.PrintStream;</text:span></text:p>
        <text:p text:style-name="Preformatted_20_Text"><text:span text:style-name="Source_20_Text">import java.util.Scanner;</text:span></text:p>
        <text:p text:style-name="Preformatted_20_Text"><text:span text:style-name="Source_20_Text">/**</text:span></text:p>
        <text:p text:style-name="Preformatted_20_Text"><text:span text:style-name="Source_20_Text"><text:s/>* Auxiliar class to perform standard input and output</text:span></text:p>
        <text:p text:style-name="Preformatted_20_Text"><text:span text:style-name="Source_20_Text"><text:s/>* @author Jose</text:span></text:p>
        <text:p text:style-name="Preformatted_20_Text"><text:span text:style-name="Source_20_Text"><text:s/>*/</text:span></text:p>
        <text:p text:style-name="Preformatted_20_Text"><text:span text:style-name="Source_20_Text">public class IOHelper {</text:span></text:p>
        <text:p text:style-name="Preformatted_20_Text"><text:span text:style-name="Source_20_Text"><text:s text:c="4"/>public static Scanner input = new Scanner(System.in);;</text:span></text:p>
        <text:p text:style-name="Preformatted_20_Text"><text:span text:style-name="Source_20_Text"><text:s text:c="4"/>public static PrintStream output = System.out;</text:span></text:p>
        <text:p text:style-name="P6"><text:span text:style-name="Source_20_Text">}</text:span></text:p>
        <text:p text:style-name="Preformatted_20_Text"><text:span text:style-name="Source_20_Text">/**</text:span></text:p>
        <text:p text:style-name="Preformatted_20_Text"><text:span text:style-name="Source_20_Text"><text:s/>* Test input/output with IOHelper</text:span></text:p>
        <text:p text:style-name="Preformatted_20_Text"><text:span text:style-name="Source_20_Text"><text:s/>* @author Jose</text:span></text:p>
        <text:p text:style-name="Preformatted_20_Text"><text:span text:style-name="Source_20_Text"><text:s/>*/</text:span></text:p>
        <text:p text:style-name="Preformatted_20_Text"><text:soft-page-break/><text:span text:style-name="Source_20_Text">public class IOTest {</text:span></text:p>
        <text:p text:style-name="Preformatted_20_Text"><text:span text:style-name="Source_20_Text"><text:s text:c="4"/>public static void main(String[] args) {</text:span></text:p>
        <text:p text:style-name="Preformatted_20_Text"><text:span text:style-name="Source_20_Text"><text:s text:c="8"/>IOHelper.output.print("Input your name: ");</text:span></text:p>
        <text:p text:style-name="Preformatted_20_Text"><text:span text:style-name="Source_20_Text"><text:s text:c="8"/>String name = IOHelper.input.next();</text:span></text:p>
        <text:p text:style-name="Preformatted_20_Text"><text:span text:style-name="Source_20_Text"><text:s text:c="8"/>IOHelper.output.format("You wrote that your name was %s\n", name);</text:span></text:p>
        <text:p text:style-name="Preformatted_20_Text"><text:span text:style-name="Source_20_Text"><text:s text:c="8"/>IOHelper.output.print("Input your age: ");</text:span></text:p>
        <text:p text:style-name="Preformatted_20_Text"><text:span text:style-name="Source_20_Text"><text:s text:c="8"/>int age = IOHelper.input.nextInt();</text:span></text:p>
        <text:p text:style-name="Preformatted_20_Text"><text:span text:style-name="Source_20_Text"><text:s text:c="8"/>IOHelper.output.format("You wrote that your age was %d\n", age);</text:span></text:p>
        <text:p text:style-name="Preformatted_20_Text"><text:span text:style-name="Source_20_Text"><text:s text:c="4"/>}</text:span></text:p>
        <text:p text:style-name="P6"><text:span text:style-name="Source_20_Text">}</text:span></text:p>
        <text:h text:style-name="P5" text:outline-level="3"><text:bookmark text:name="biblioteca-de-mètodes-per-a-càlculs-amb-figures"/>Biblioteca de mètodes per a càlculs amb figures</text:h>
        <text:p text:style-name="Text_20_body">Podem definir una classe amb mètodes estàtics i públics que proveeixei càlculs de perímetres i àrees de figures planes.</text:p>
        <text:p text:style-name="Preformatted_20_Text"><text:span text:style-name="Source_20_Text">package cat.proven.geometria;</text:span></text:p>
        <text:p text:style-name="Preformatted_20_Text"/>
        <text:p text:style-name="Preformatted_20_Text"><text:span text:style-name="Source_20_Text">/**</text:span></text:p>
        <text:p text:style-name="Preformatted_20_Text"><text:span text:style-name="Source_20_Text"><text:s/>* Biblioteca de mètodes per al càlcul amb figures planes</text:span></text:p>
        <text:p text:style-name="Preformatted_20_Text"><text:span text:style-name="Source_20_Text"><text:s/>* @author ProvenSoft</text:span></text:p>
        <text:p text:style-name="Preformatted_20_Text"><text:span text:style-name="Source_20_Text"><text:s/>*/</text:span></text:p>
        <text:p text:style-name="Preformatted_20_Text"><text:span text:style-name="Source_20_Text">public class Geom2d {</text:span></text:p>
        <text:p text:style-name="Preformatted_20_Text"><text:span text:style-name="Source_20_Text"><text:s text:c="4"/>/**</text:span></text:p>
        <text:p text:style-name="Preformatted_20_Text"><text:span text:style-name="Source_20_Text"><text:s text:c="5"/>* calcula el perímetre d'un quadrat, donat el costat</text:span></text:p>
        <text:p text:style-name="Preformatted_20_Text"><text:span text:style-name="Source_20_Text"><text:s text:c="5"/>* @param costat el costat del quadrat</text:span></text:p>
        <text:p text:style-name="Preformatted_20_Text"><text:span text:style-name="Source_20_Text"><text:s text:c="5"/>* @return el perímetre</text:span></text:p>
        <text:p text:style-name="Preformatted_20_Text"><text:span text:style-name="Source_20_Text"><text:s text:c="5"/>*/</text:span></text:p>
        <text:p text:style-name="Preformatted_20_Text"><text:span text:style-name="Source_20_Text"><text:s text:c="4"/>public static double perimetreQuadrat(double costat) {</text:span></text:p>
        <text:p text:style-name="Preformatted_20_Text"><text:span text:style-name="Source_20_Text"><text:s text:c="8"/>return 4.0 * costat;</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5"/>* calcula l'àrea d'un quadrat, donat el costat</text:span></text:p>
        <text:p text:style-name="Preformatted_20_Text"><text:span text:style-name="Source_20_Text"><text:s text:c="5"/>* @param costat el costat del quadrat</text:span></text:p>
        <text:p text:style-name="Preformatted_20_Text"><text:span text:style-name="Source_20_Text"><text:s text:c="5"/>* @return l'àrea</text:span></text:p>
        <text:p text:style-name="Preformatted_20_Text"><text:span text:style-name="Source_20_Text"><text:s text:c="5"/>*/</text:span></text:p>
        <text:p text:style-name="Preformatted_20_Text"><text:span text:style-name="Source_20_Text"><text:s text:c="4"/>public static double areaQuadrat(double costat) {</text:span></text:p>
        <text:p text:style-name="Preformatted_20_Text"><text:span text:style-name="Source_20_Text"><text:s text:c="8"/>return costat * costat;</text:span></text:p>
        <text:p text:style-name="Preformatted_20_Text"><text:span text:style-name="Source_20_Text"><text:s text:c="4"/>} <text:s text:c="3"/></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5"/>* calcula el perímetre del rectangle</text:span></text:p>
        <text:p text:style-name="Preformatted_20_Text"><text:span text:style-name="Source_20_Text"><text:s text:c="5"/>* @param base la base del rectangle</text:span></text:p>
        <text:p text:style-name="Preformatted_20_Text"><text:span text:style-name="Source_20_Text"><text:s text:c="5"/>* @param altura l'altura del rectangle</text:span></text:p>
        <text:p text:style-name="Preformatted_20_Text"><text:span text:style-name="Source_20_Text"><text:s text:c="5"/>* @return el perímetre</text:span></text:p>
        <text:p text:style-name="Preformatted_20_Text"><text:span text:style-name="Source_20_Text"><text:s text:c="5"/>*/</text:span></text:p>
        <text:p text:style-name="Preformatted_20_Text"><text:span text:style-name="Source_20_Text"><text:s text:c="4"/>public static double perimetreRectangle(double base, double altura) {</text:span></text:p>
        <text:p text:style-name="Preformatted_20_Text"><text:span text:style-name="Source_20_Text"><text:s text:c="8"/>return 2.0 * (base + altura);</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5"/>* calcula l'àrea del rectangle</text:span></text:p>
        <text:p text:style-name="Preformatted_20_Text"><text:span text:style-name="Source_20_Text"><text:s text:c="5"/>* @param base la base del rectangle</text:span></text:p>
        <text:p text:style-name="Preformatted_20_Text"><text:span text:style-name="Source_20_Text"><text:s text:c="5"/>* @param altura l'altura del rectangle</text:span></text:p>
        <text:p text:style-name="Preformatted_20_Text"><text:span text:style-name="Source_20_Text"><text:s text:c="5"/>* @return l'àrea</text:span></text:p>
        <text:p text:style-name="Preformatted_20_Text"><text:span text:style-name="Source_20_Text"><text:s text:c="5"/>*/</text:span></text:p>
        <text:p text:style-name="Preformatted_20_Text"><text:span text:style-name="Source_20_Text"><text:s text:c="4"/>public static double areaRectangle(double base, double altura) {</text:span></text:p>
        <text:p text:style-name="Preformatted_20_Text"><text:span text:style-name="Source_20_Text"><text:s text:c="8"/>return base * altura;</text:span></text:p>
        <text:p text:style-name="Preformatted_20_Text"><text:span text:style-name="Source_20_Text"><text:s text:c="4"/>} </text:span></text:p>
        <text:p text:style-name="Preformatted_20_Text"><text:soft-page-break/><text:span text:style-name="Source_20_Text"><text:s text:c="4"/></text:span></text:p>
        <text:p text:style-name="Preformatted_20_Text"><text:span text:style-name="Source_20_Text"><text:s text:c="4"/>/**</text:span></text:p>
        <text:p text:style-name="Preformatted_20_Text"><text:span text:style-name="Source_20_Text"><text:s text:c="5"/>* calcula el perímetre de la circumferència</text:span></text:p>
        <text:p text:style-name="Preformatted_20_Text"><text:span text:style-name="Source_20_Text"><text:s text:c="5"/>* @param radi el radi de la circumferència</text:span></text:p>
        <text:p text:style-name="Preformatted_20_Text"><text:span text:style-name="Source_20_Text"><text:s text:c="5"/>* @return el perímetre</text:span></text:p>
        <text:p text:style-name="Preformatted_20_Text"><text:span text:style-name="Source_20_Text"><text:s text:c="5"/>*/</text:span></text:p>
        <text:p text:style-name="Preformatted_20_Text"><text:span text:style-name="Source_20_Text"><text:s text:c="4"/>public static double perimetreCircumferencia(double radi) {</text:span></text:p>
        <text:p text:style-name="Preformatted_20_Text"><text:span text:style-name="Source_20_Text"><text:s text:c="8"/>return 2.0 * Math.PI * radi;</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5"/>* calcula l'àrea del cercle</text:span></text:p>
        <text:p text:style-name="Preformatted_20_Text"><text:span text:style-name="Source_20_Text"><text:s text:c="5"/>* @param radi el radi del cercle</text:span></text:p>
        <text:p text:style-name="Preformatted_20_Text"><text:span text:style-name="Source_20_Text"><text:s text:c="5"/>* @return l'àrea</text:span></text:p>
        <text:p text:style-name="Preformatted_20_Text"><text:span text:style-name="Source_20_Text"><text:s text:c="5"/>*/</text:span></text:p>
        <text:p text:style-name="Preformatted_20_Text"><text:span text:style-name="Source_20_Text"><text:s text:c="4"/>public static double areaCercle(double radi) {</text:span></text:p>
        <text:p text:style-name="Preformatted_20_Text"><text:span text:style-name="Source_20_Text"><text:s text:c="8"/>return Math.PI * radi * radi;</text:span></text:p>
        <text:p text:style-name="Preformatted_20_Text"><text:span text:style-name="Source_20_Text"><text:s text:c="4"/>} <text:s text:c="5"/></text:span></text:p>
        <text:p text:style-name="Preformatted_20_Text"><text:span text:style-name="Source_20_Text"><text:s text:c="4"/></text:span></text:p>
        <text:p text:style-name="Preformatted_20_Text"><text:span text:style-name="Source_20_Text"><text:s text:c="4"/></text:span></text:p>
        <text:p text:style-name="P6"><text:span text:style-name="Source_20_Text">}</text:span></text:p>
        <text:p text:style-name="Text_20_body">Per provar-ne el funcionament i il·lustrar-ne l’ús, tenim la classe principal segúent:</text:p>
        <text:p text:style-name="Preformatted_20_Text"><text:span text:style-name="Source_20_Text">import cat.proven.geometria.Geom2d;</text:span></text:p>
        <text:p text:style-name="Preformatted_20_Text"/>
        <text:p text:style-name="Preformatted_20_Text"><text:span text:style-name="Source_20_Text">/**</text:span></text:p>
        <text:p text:style-name="Preformatted_20_Text"><text:span text:style-name="Source_20_Text"><text:s/>* Tester per a càlculs amb figures</text:span></text:p>
        <text:p text:style-name="Preformatted_20_Text"><text:span text:style-name="Source_20_Text"><text:s/>*</text:span></text:p>
        <text:p text:style-name="Preformatted_20_Text"><text:span text:style-name="Source_20_Text"><text:s/>* @author ProvenSoft</text:span></text:p>
        <text:p text:style-name="Preformatted_20_Text"><text:span text:style-name="Source_20_Text"><text:s/>*/</text:span></text:p>
        <text:p text:style-name="Preformatted_20_Text"><text:span text:style-name="Source_20_Text">public class GeomTester {</text:span></text:p>
        <text:p text:style-name="Preformatted_20_Text"/>
        <text:p text:style-name="Preformatted_20_Text"><text:span text:style-name="Source_20_Text"><text:s text:c="4"/>public static void main(String[] args) {</text:span></text:p>
        <text:p text:style-name="Preformatted_20_Text"><text:span text:style-name="Source_20_Text"><text:s text:c="8"/>//calcular amb quadrat</text:span></text:p>
        <text:p text:style-name="Preformatted_20_Text"><text:span text:style-name="Source_20_Text"><text:s text:c="8"/>double costatQuadrat = 5.0;</text:span></text:p>
        <text:p text:style-name="Preformatted_20_Text"><text:span text:style-name="Source_20_Text"><text:s text:c="8"/>double perimetreQuadrat = Geom2d.perimetreQuadrat(costatQuadrat);</text:span></text:p>
        <text:p text:style-name="Preformatted_20_Text"><text:span text:style-name="Source_20_Text"><text:s text:c="8"/>System.out.format(</text:span></text:p>
        <text:p text:style-name="Preformatted_20_Text"><text:span text:style-name="Source_20_Text"><text:s text:c="16"/>"El perímetre del quadrat de costat %.2f és %.2f\n",</text:span></text:p>
        <text:p text:style-name="Preformatted_20_Text"><text:span text:style-name="Source_20_Text"><text:s text:c="16"/>costatQuadrat, perimetreQuadrat);</text:span></text:p>
        <text:p text:style-name="Preformatted_20_Text"><text:span text:style-name="Source_20_Text"><text:s text:c="8"/>double areaQuadrat = Geom2d.areaQuadrat(costatQuadrat);</text:span></text:p>
        <text:p text:style-name="Preformatted_20_Text"><text:span text:style-name="Source_20_Text"><text:s text:c="8"/>System.out.format(</text:span></text:p>
        <text:p text:style-name="Preformatted_20_Text"><text:span text:style-name="Source_20_Text"><text:s text:c="16"/>"L'àrea del quadrat de costat %.2f és %.2f\n",</text:span></text:p>
        <text:p text:style-name="Preformatted_20_Text"><text:span text:style-name="Source_20_Text"><text:s text:c="16"/>costatQuadrat, areaQuadrat);</text:span></text:p>
        <text:p text:style-name="Preformatted_20_Text"><text:span text:style-name="Source_20_Text"><text:s text:c="8"/>//calcular amb rectangle</text:span></text:p>
        <text:p text:style-name="Preformatted_20_Text"><text:span text:style-name="Source_20_Text"><text:s text:c="8"/>double a = 4.0, b = 3.0;</text:span></text:p>
        <text:p text:style-name="Preformatted_20_Text"><text:span text:style-name="Source_20_Text"><text:s text:c="8"/>double perimetreRectangle = Geom2d.perimetreRectangle(a, b);</text:span></text:p>
        <text:p text:style-name="Preformatted_20_Text"><text:span text:style-name="Source_20_Text"><text:s text:c="8"/>System.out.format(</text:span></text:p>
        <text:p text:style-name="Preformatted_20_Text"><text:span text:style-name="Source_20_Text"><text:s text:c="16"/>"El perímetre del rectangle de base %.2f i altura %.2f és %.2f\n",</text:span></text:p>
        <text:p text:style-name="Preformatted_20_Text"><text:span text:style-name="Source_20_Text"><text:s text:c="16"/>a, b, perimetreRectangle);</text:span></text:p>
        <text:p text:style-name="Preformatted_20_Text"><text:span text:style-name="Source_20_Text"><text:s text:c="8"/>double areaRectangle = Geom2d.areaRectangle(a, b);</text:span></text:p>
        <text:p text:style-name="Preformatted_20_Text"><text:span text:style-name="Source_20_Text"><text:s text:c="8"/>System.out.format(</text:span></text:p>
        <text:p text:style-name="Preformatted_20_Text"><text:span text:style-name="Source_20_Text"><text:s text:c="16"/>"L'àrea del rectangle de base %.2f i altura %.2f és %.2f\n",</text:span></text:p>
        <text:p text:style-name="Preformatted_20_Text"><text:span text:style-name="Source_20_Text"><text:s text:c="16"/>a, b, areaRectangle);</text:span></text:p>
        <text:p text:style-name="Preformatted_20_Text"><text:span text:style-name="Source_20_Text"><text:s text:c="8"/>//calcular amb cercle</text:span></text:p>
        <text:p text:style-name="Preformatted_20_Text"><text:span text:style-name="Source_20_Text"><text:s text:c="8"/>double radiCercle = 3.0;</text:span></text:p>
        <text:p text:style-name="Preformatted_20_Text"><text:span text:style-name="Source_20_Text"><text:s text:c="8"/>double perimetreCercle = Geom2d.perimetreCircumferencia(radiCercle);</text:span></text:p>
        <text:p text:style-name="Preformatted_20_Text"><text:span text:style-name="Source_20_Text"><text:s text:c="8"/>System.out.format(</text:span></text:p>
        <text:p text:style-name="Preformatted_20_Text"><text:span text:style-name="Source_20_Text"><text:s text:c="16"/>"El perímetre de la circumferència de radi %.2f és %.2f\n",</text:span></text:p>
        <text:p text:style-name="Preformatted_20_Text"><text:span text:style-name="Source_20_Text"><text:s text:c="16"/>radiCercle, perimetreCercle);</text:span></text:p>
        <text:p text:style-name="Preformatted_20_Text"><text:soft-page-break/><text:span text:style-name="Source_20_Text"><text:s text:c="8"/>double areaCercle = Geom2d.areaCercle(radiCercle);</text:span></text:p>
        <text:p text:style-name="Preformatted_20_Text"><text:span text:style-name="Source_20_Text"><text:s text:c="8"/>System.out.format(</text:span></text:p>
        <text:p text:style-name="Preformatted_20_Text"><text:span text:style-name="Source_20_Text"><text:s text:c="16"/>"L'àrea del cercle de radi %.2f és %.2f\n",</text:span></text:p>
        <text:p text:style-name="Preformatted_20_Text"><text:span text:style-name="Source_20_Text"><text:s text:c="16"/>radiCercle, areaCercle);</text:span></text:p>
        <text:p text:style-name="Preformatted_20_Text"/>
        <text:p text:style-name="Preformatted_20_Text"><text:span text:style-name="Source_20_Text"><text:s text:c="4"/>}</text:span></text:p>
        <text:p text:style-name="Preformatted_20_Text"/>
        <text:p text:style-name="P6"><text:span text:style-name="Source_20_Text">}</text:span></text:p>
        <text:p text:style-name="Text_20_body">El resultat en pantalla seria:</text:p>
        <text:p text:style-name="Preformatted_20_Text"><text:span text:style-name="Source_20_Text">El perímetre del quadrat de costat 5,00 és 20,00</text:span></text:p>
        <text:p text:style-name="Preformatted_20_Text"><text:span text:style-name="Source_20_Text">L'àrea del quadrat de costat 5,00 és 25,00</text:span></text:p>
        <text:p text:style-name="Preformatted_20_Text"><text:span text:style-name="Source_20_Text">El perímetre del rectangle de base 4,00 i altura 3,00 és 14,00</text:span></text:p>
        <text:p text:style-name="Preformatted_20_Text"><text:span text:style-name="Source_20_Text">L'àrea del rectangle de base 4,00 i altura 3,00 és 12,00</text:span></text:p>
        <text:p text:style-name="Preformatted_20_Text"><text:span text:style-name="Source_20_Text">El perímetre de la circumferència de radi 3,00 és 18,85</text:span></text:p>
        <text:p text:style-name="P6"><text:span text:style-name="Source_20_Text">L'àrea del cercle de radi 3,00 és 28,27</text:span></text:p>
      </text:section>
      <text:p text:style-name="Standard"/>
      <text:h text:style-name="P3" text:outline-level="1"><text:bookmark text:name="main_content_wrap Copia 1"/><text:bookmark text:name="recursivitat"/>Recursivitat</text:h>
      <text:section text:style-name="Sect1" text:name="Sección2">
        <text:h text:style-name="P4" text:outline-level="2"><text:bookmark text:name="introducció Copia 1"/>Introducció</text:h>
        <text:p text:style-name="Text_20_body">Un mètode recursiu és aquell que es crida a sí mateix, bé directament o bé a través d’un altre mètode. En <text:span text:style-name="Strong_20_Emphasis">recursió directa</text:span>, el codi del mètode f() conté una sentència que invoca a f(). En canvi, en <text:span text:style-name="Strong_20_Emphasis">recursió indirecta</text:span>, el mètode f() invoca un mètode g(), el qual invoca al mètode h(), i així successivament fins que s’invoca novament el mètode f().</text:p>
        <text:p text:style-name="Text_20_body">En la implementació d’un mètode recursiu, és necessari establir una <text:span text:style-name="Strong_20_Emphasis">condició de sortida o finalització</text:span> i assegurar-se del seu compliment. Cas contrari, l’algorisme continuaria executant-se indefinidament a través de les invocacions recursives.</text:p>
        <text:h text:style-name="P4" text:outline-level="2"><text:bookmark text:name="iteració-versus-recursió"/>Iteració versus recursió</text:h>
        <text:p text:style-name="Text_20_body">La iteració utilitza estructures repetitives i la recursió utilitza estructures de selecció. La repetició s’aconsegueix en la iteració mitjançant l’ús explícit d’estructures repetitives, mentre que en la recursió s’aconsegueix mitjançant la repetició de crides a mètodes. En ambdós casos es necessita una condició de sortida.</text:p>
        <text:p text:style-name="Text_20_body">En general, la recursió és més lenta, atès que cal implementar repetidament el mecanisme de invocació als subprogrames o mètodes, fent una còpia dels arguments de la invocació, la qual cosa consumeix també més memòria.</text:p>
        <text:p text:style-name="Text_20_body">Qualsevol problema que es pot resoldre recursivament, també té una solució iterativa. Utilitzarem un enfocament recursiu quan produeixi un algorisme més fàcil de comprendre i depurar i quan la solució iterativa sigui molt complexa.</text:p>
        <text:p text:style-name="Text_20_body">Els algorismes recursius permeten resoldre problemes complexos d’una manera elegant i senzilla.</text:p>
        <text:h text:style-name="P4" text:outline-level="2"><text:bookmark text:name="flux-de-control-en-un-mètode-recursiu"/>Flux de control en un mètode recursiu</text:h>
        <text:p text:style-name="Text_20_body">Cal tenir molt present la condició de sortida. Si aquesta condició no es compleix mai, tenim recursió infinita, i les crides recursives es repeteixen fins que s’esgota la memòria disponible o el programa pateix alguna terminació anormal per algun altre error.</text:p>
        <text:p text:style-name="Text_20_body">El flux habitual d’un mètode recursiu té el següent esquema:</text:p>
        <text:list text:style-name="L5">
          <text:list-item>
            <text:p text:style-name="P16">Comprovació de la condició de sortida (<text:span text:style-name="Strong_20_Emphasis">cas base</text:span>) </text:p>
          </text:list-item>
          <text:list-item>
            <text:p text:style-name="P16">Invocació recursiva </text:p>
          </text:list-item>
          <text:list-item>
            <text:p text:style-name="P15"><text:span text:style-name="Strong_20_Emphasis">Cas final</text:span> per finalitzar la recursió </text:p>
          </text:list-item>
        </text:list>
        <text:h text:style-name="P4" text:outline-level="2"><text:bookmark text:name="procediments-recursius"/><text:soft-page-break/>Procediments recursius</text:h>
        <text:p text:style-name="Text_20_body">Quan s’escriu un algorisme per realitzar una tasca, una tècnica bàsica és dividir la tasca general en subtasques més petites. Quan alguna de les subtasques és una simplificació de la mateixa tasca general, és fàcil implementar un algorisme recursiu que invoqui al mateix procediment.</text:p>
        <text:p text:style-name="Text_20_body">Exemple: Escriure un programa que saludi amb Hip Hip Hurra, amb tants Hip com indiqui l’usuari.</text:p>
        <text:p text:style-name="Preformatted_20_Text"><text:span text:style-name="Source_20_Text">import java.util.Scanner;</text:span></text:p>
        <text:p text:style-name="Preformatted_20_Text"><text:span text:style-name="Source_20_Text">public class HipHurra {</text:span></text:p>
        <text:p text:style-name="Preformatted_20_Text"><text:span text:style-name="Source_20_Text"><text:s text:c="8"/></text:span></text:p>
        <text:p text:style-name="Preformatted_20_Text"><text:span text:style-name="Source_20_Text"><text:s text:c="8"/>public static void main (String[] args) {</text:span></text:p>
        <text:p text:style-name="Preformatted_20_Text"><text:span text:style-name="Source_20_Text"><text:s text:c="16"/>int numHips;</text:span></text:p>
        <text:p text:style-name="Preformatted_20_Text"><text:span text:style-name="Source_20_Text"><text:s text:c="16"/>numHips = llegirEnter("Entra el nombre de hips: ");</text:span></text:p>
        <text:p text:style-name="Preformatted_20_Text"><text:span text:style-name="Source_20_Text"><text:s text:c="16"/>salut(numHips);</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private static int llegirEnter(String missatge) {</text:span></text:p>
        <text:p text:style-name="Preformatted_20_Text"><text:span text:style-name="Source_20_Text"><text:s text:c="16"/>System.out.print(missatge);</text:span></text:p>
        <text:p text:style-name="Preformatted_20_Text"><text:span text:style-name="Source_20_Text"><text:s text:c="16"/>Scanner lector = new Scanner(System.in);</text:span></text:p>
        <text:p text:style-name="Preformatted_20_Text"><text:span text:style-name="Source_20_Text"><text:s text:c="16"/>return lector.nextInt();</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private static void salut(int n) {</text:span></text:p>
        <text:p text:style-name="Preformatted_20_Text"><text:span text:style-name="Source_20_Text"><text:s text:c="16"/>if (n==0) { <text:s/>//cas base</text:span></text:p>
        <text:p text:style-name="Preformatted_20_Text"><text:span text:style-name="Source_20_Text"><text:s text:c="24"/>System.out.println("Hurra"); <text:s/>//cas final</text:span></text:p>
        <text:p text:style-name="Preformatted_20_Text"><text:span text:style-name="Source_20_Text"><text:s text:c="16"/>} else { <text:s/>//recursió</text:span></text:p>
        <text:p text:style-name="Preformatted_20_Text"><text:span text:style-name="Source_20_Text"><text:s text:c="24"/>System.out.print("Hip ");</text:span></text:p>
        <text:p text:style-name="Preformatted_20_Text"><text:span text:style-name="Source_20_Text"><text:s text:c="24"/>salut(n-1);</text:span></text:p>
        <text:p text:style-name="Preformatted_20_Text"><text:span text:style-name="Source_20_Text"><text:s text:c="16"/>}</text:span></text:p>
        <text:p text:style-name="Preformatted_20_Text"><text:span text:style-name="Source_20_Text"><text:s text:c="8"/>}</text:span></text:p>
        <text:p text:style-name="Preformatted_20_Text"><text:span text:style-name="Source_20_Text"><text:s text:c="8"/></text:span></text:p>
        <text:p text:style-name="P6"><text:span text:style-name="Source_20_Text">}</text:span></text:p>
        <text:p text:style-name="Text_20_body">Exemple: Escriure un programa que escrigui en vertical els dígits d’un nombre natural.</text:p>
        <text:p text:style-name="Preformatted_20_Text"><text:span text:style-name="Source_20_Text">import java.util.Scanner;</text:span></text:p>
        <text:p text:style-name="Preformatted_20_Text"/>
        <text:p text:style-name="Preformatted_20_Text"><text:span text:style-name="Source_20_Text">public class EscriureEnterVertical {</text:span></text:p>
        <text:p text:style-name="Preformatted_20_Text"><text:span text:style-name="Source_20_Text"><text:s text:c="8"/></text:span></text:p>
        <text:p text:style-name="Preformatted_20_Text"><text:span text:style-name="Source_20_Text"><text:s text:c="8"/>public static void main (String[] args) {</text:span></text:p>
        <text:p text:style-name="Preformatted_20_Text"><text:span text:style-name="Source_20_Text"><text:s text:c="16"/>System.out.print("Entra un nombre natural: ");</text:span></text:p>
        <text:p text:style-name="Preformatted_20_Text"><text:span text:style-name="Source_20_Text"><text:s text:c="16"/>Scanner lector = new Scanner(System.in);</text:span></text:p>
        <text:p text:style-name="Preformatted_20_Text"><text:span text:style-name="Source_20_Text"><text:s text:c="16"/>int num = lector.nextInt(); <text:s/>// nombre a escriure, a entrar per l’usuari</text:span></text:p>
        <text:p text:style-name="Preformatted_20_Text"><text:span text:style-name="Source_20_Text"><text:s text:c="16"/>if (num&gt;0) <text:s/>{</text:span></text:p>
        <text:p text:style-name="Preformatted_20_Text"><text:span text:style-name="Source_20_Text"><text:s text:c="24"/>printVertical(num);</text:span></text:p>
        <text:p text:style-name="Preformatted_20_Text"><text:span text:style-name="Source_20_Text"><text:s text:c="16"/>}</text:span></text:p>
        <text:p text:style-name="Preformatted_20_Text"><text:span text:style-name="Source_20_Text"><text:s text:c="16"/>else {</text:span></text:p>
        <text:p text:style-name="Preformatted_20_Text"><text:span text:style-name="Source_20_Text"><text:s text:c="24"/>System.out.println("El nombre ha de ser positiu");</text:span></text:p>
        <text:p text:style-name="Preformatted_20_Text"><text:span text:style-name="Source_20_Text"><text:s text:c="16"/>} <text:s text:c="6"/></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static void printVertical(int n) {</text:span></text:p>
        <text:p text:style-name="Preformatted_20_Text"><text:span text:style-name="Source_20_Text"><text:s text:c="16"/>if (n&lt;10) { // cas base</text:span></text:p>
        <text:p text:style-name="Preformatted_20_Text"><text:span text:style-name="Source_20_Text"><text:s text:c="26"/>System.out.println(n); <text:s text:c="2"/>// cas final</text:span></text:p>
        <text:p text:style-name="Preformatted_20_Text"><text:span text:style-name="Source_20_Text"><text:s text:c="16"/>} else { <text:s/>// n te dos o mes digits</text:span></text:p>
        <text:p text:style-name="Preformatted_20_Text"><text:span text:style-name="Source_20_Text"><text:s text:c="24"/>printVertical(n/10);</text:span></text:p>
        <text:p text:style-name="Preformatted_20_Text"><text:span text:style-name="Source_20_Text"><text:s text:c="24"/>System.out.println(n%10);</text:span></text:p>
        <text:p text:style-name="Preformatted_20_Text"><text:soft-page-break/><text:span text:style-name="Source_20_Text"><text:s text:c="16"/>} <text:s text:c="14"/></text:span></text:p>
        <text:p text:style-name="Preformatted_20_Text"><text:span text:style-name="Source_20_Text"><text:s text:c="8"/>}</text:span></text:p>
        <text:p text:style-name="P6"><text:span text:style-name="Source_20_Text">}</text:span></text:p>
        <text:p text:style-name="Text_20_body">Si n té una xifra (cas base) es fa el cas final (escriure n). Cas contrari, s’invoca al mateix procediment amb la part entera de la divisió de n entre 10 (el nombre original sense les unitats) i quan es retorni de les crides recursives, s’escriu el mòdul n%10 (residu de la divisió entre 10, és a dir, les unitats).</text:p>
        <text:h text:style-name="P4" text:outline-level="2"><text:bookmark text:name="funcions-recursives"/>Funcions recursives</text:h>
        <text:p text:style-name="Text_20_body">La recursivitat també es pot utilitzar amb funcions que retornen un valor.</text:p>
        <text:p text:style-name="Text_20_body">Exemple: Escriure un programa que calculi la suma dels n primers nombres naturals.</text:p>
        <text:p text:style-name="Preformatted_20_Text"><text:span text:style-name="Source_20_Text">import java.util.Scanner;</text:span></text:p>
        <text:p text:style-name="Preformatted_20_Text"/>
        <text:p text:style-name="Preformatted_20_Text"><text:span text:style-name="Source_20_Text">public class SumaNEnters {</text:span></text:p>
        <text:p text:style-name="Preformatted_20_Text"><text:span text:style-name="Source_20_Text"><text:s text:c="8"/></text:span></text:p>
        <text:p text:style-name="Preformatted_20_Text"><text:span text:style-name="Source_20_Text"><text:s text:c="8"/>public static void main (String[] args) {</text:span></text:p>
        <text:p text:style-name="Preformatted_20_Text"><text:span text:style-name="Source_20_Text"><text:s text:c="16"/>System.out.print("Sumar fins a quin número: ");</text:span></text:p>
        <text:p text:style-name="Preformatted_20_Text"><text:span text:style-name="Source_20_Text"><text:s text:c="16"/>Scanner lector = new Scanner(System.in);</text:span></text:p>
        <text:p text:style-name="Preformatted_20_Text"><text:span text:style-name="Source_20_Text"><text:s text:c="16"/>int num = lector.nextInt(); <text:s/>// Últim enter a sumar, a entrar per l'usuari</text:span></text:p>
        <text:p text:style-name="Preformatted_20_Text"><text:span text:style-name="Source_20_Text"><text:s text:c="16"/>if (num&gt;0) <text:s/>{</text:span></text:p>
        <text:p text:style-name="Preformatted_20_Text"><text:span text:style-name="Source_20_Text"><text:s text:c="24"/>int suma = sumaRecursiva(num);</text:span></text:p>
        <text:p text:style-name="Preformatted_20_Text"><text:span text:style-name="Source_20_Text"><text:s text:c="24"/>System.out.print("La suma és: "+suma);</text:span></text:p>
        <text:p text:style-name="Preformatted_20_Text"><text:span text:style-name="Source_20_Text"><text:s text:c="16"/>}</text:span></text:p>
        <text:p text:style-name="Preformatted_20_Text"><text:span text:style-name="Source_20_Text"><text:s text:c="16"/>else {</text:span></text:p>
        <text:p text:style-name="Preformatted_20_Text"><text:span text:style-name="Source_20_Text"><text:s text:c="24"/>System.out.println("El nombre ha de ser positiu");</text:span></text:p>
        <text:p text:style-name="Preformatted_20_Text"><text:span text:style-name="Source_20_Text"><text:s text:c="16"/>} <text:s text:c="6"/></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static int sumaRecursiva(int n) {</text:span></text:p>
        <text:p text:style-name="Preformatted_20_Text"><text:span text:style-name="Source_20_Text"><text:s text:c="16"/>return ( (n==1) ? 1 : n+sumaRecursiva(n-1));</text:span></text:p>
        <text:p text:style-name="Preformatted_20_Text"><text:span text:style-name="Source_20_Text"><text:s text:c="8"/>}</text:span></text:p>
        <text:p text:style-name="Preformatted_20_Text"/>
        <text:p text:style-name="P6"><text:span text:style-name="Source_20_Text">}</text:span></text:p>
        <text:p text:style-name="Text_20_body">La verificació de la condició de sortida es fa amb n==1. Aquest és el cas base, a partir del qual es construeix la recursió i es fan els càlculs. Si no es compleix, es fa la crida recursiva a la mateixa funció. Si es compleix la condició de sortida, s’aplica el cas final (retornar 1).</text:p>
        <text:h text:style-name="P4" text:outline-level="2"><text:bookmark text:name="recursivitat-indirecta"/>Recursivitat indirecta</text:h>
        <text:p text:style-name="Text_20_body">Es té recursivitat indirecta quan el mètode que invoca la recursivitat no és invocat directament per sí mateix, sinó després de les invocacions a altres mètodes.</text:p>
        <text:p text:style-name="Text_20_body">Exemple: Escriure un programa i els subprogrames per determinar si un nombre natural és parell o senar.</text:p>
        <text:p text:style-name="Preformatted_20_Text"><text:span text:style-name="Source_20_Text">import java.util.Scanner;</text:span></text:p>
        <text:p text:style-name="Preformatted_20_Text"/>
        <text:p text:style-name="Preformatted_20_Text"><text:span text:style-name="Source_20_Text">public class Paritat {</text:span></text:p>
        <text:p text:style-name="Preformatted_20_Text"><text:span text:style-name="Source_20_Text"><text:s text:c="8"/></text:span></text:p>
        <text:p text:style-name="Preformatted_20_Text"><text:soft-page-break/><text:span text:style-name="Source_20_Text"><text:s text:c="8"/>public static void main (String[] args) {</text:span></text:p>
        <text:p text:style-name="Preformatted_20_Text"><text:span text:style-name="Source_20_Text"><text:s text:c="16"/>final int MAX_NUM = 4;</text:span></text:p>
        <text:p text:style-name="Preformatted_20_Text"><text:span text:style-name="Source_20_Text"><text:s text:c="16"/>final int [] nums = {4, 3, 13, 16};</text:span></text:p>
        <text:p text:style-name="Preformatted_20_Text"><text:span text:style-name="Source_20_Text"><text:s text:c="16"/>for (int i=0; i&lt;MAX_NUM; i++) {</text:span></text:p>
        <text:p text:style-name="Preformatted_20_Text"><text:span text:style-name="Source_20_Text"><text:s text:c="24"/>int x = nums[i];</text:span></text:p>
        <text:p text:style-name="Preformatted_20_Text"><text:span text:style-name="Source_20_Text"><text:s text:c="24"/>if (senar(x)) {</text:span></text:p>
        <text:p text:style-name="Preformatted_20_Text"><text:span text:style-name="Source_20_Text"><text:s text:c="32"/>System.out.format("%d és senar\n", x);</text:span></text:p>
        <text:p text:style-name="Preformatted_20_Text"><text:span text:style-name="Source_20_Text"><text:s text:c="24"/>} else {</text:span></text:p>
        <text:p text:style-name="Preformatted_20_Text"><text:span text:style-name="Source_20_Text"><text:s text:c="32"/>System.out.format("%d no és senar\n", x);</text:span></text:p>
        <text:p text:style-name="Preformatted_20_Text"><text:span text:style-name="Source_20_Text"><text:s text:c="24"/>}</text:span></text:p>
        <text:p text:style-name="Preformatted_20_Text"><text:span text:style-name="Source_20_Text"><text:s text:c="24"/>if (parell(x)) {</text:span></text:p>
        <text:p text:style-name="Preformatted_20_Text"><text:span text:style-name="Source_20_Text"><text:s text:c="32"/>System.out.format("%d és parell\n", x);</text:span></text:p>
        <text:p text:style-name="Preformatted_20_Text"><text:span text:style-name="Source_20_Text"><text:s text:c="24"/>} else {</text:span></text:p>
        <text:p text:style-name="Preformatted_20_Text"><text:span text:style-name="Source_20_Text"><text:s text:c="32"/>System.out.format("%d no és parell\n", x);</text:span></text:p>
        <text:p text:style-name="Preformatted_20_Text"><text:span text:style-name="Source_20_Text"><text:s text:c="24"/>} <text:s text:c="6"/></text:span></text:p>
        <text:p text:style-name="Preformatted_20_Text"><text:span text:style-name="Source_20_Text"><text:s text:c="16"/>}</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static boolean senar(int n) {</text:span></text:p>
        <text:p text:style-name="Preformatted_20_Text"><text:span text:style-name="Source_20_Text"><text:s text:c="16"/>return ( (n==0) ? false : parell(n-1));</text:span></text:p>
        <text:p text:style-name="Preformatted_20_Text"><text:span text:style-name="Source_20_Text"><text:s text:c="8"/>}</text:span></text:p>
        <text:p text:style-name="Preformatted_20_Text"/>
        <text:p text:style-name="Preformatted_20_Text"><text:span text:style-name="Source_20_Text"><text:s text:c="8"/>static boolean parell(int n) {</text:span></text:p>
        <text:p text:style-name="Preformatted_20_Text"><text:span text:style-name="Source_20_Text"><text:s text:c="16"/>return ( (n==0) ? true : senar(n-1));</text:span></text:p>
        <text:p text:style-name="Preformatted_20_Text"><text:span text:style-name="Source_20_Text"><text:s text:c="8"/>}</text:span></text:p>
        <text:p text:style-name="Preformatted_20_Text"/>
        <text:p text:style-name="P6"><text:span text:style-name="Source_20_Text">}</text:span></text:p>
        <text:p text:style-name="Text_20_body">En aquest algorisme, la paritat s’obté mitjançant invocacions recursives a les funcions parell() i senar(), amb el natural anterior. La condició de sortida s’obté quan s’arriba a 0.</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049cm" fo:border-left="none" fo:border-right="none" fo:border-top="none" fo:border-bottom="0.06pt solid #000000"/>
      <style:text-properties style:font-name="Times New Roman" fo:font-size="14pt" officeooo:rsid="000c1ad3" officeooo:paragraph-rsid="000c1ad3"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DAM, DAW, DAWBI-M03 Programació. Apunts de UF2.</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8T12:47:01.975000000</meta:creation-date>
    <dc:date>2023-11-08T12:56:55.406000000</dc:date>
    <meta:editing-duration>PT9M53S</meta:editing-duration>
    <meta:editing-cycles>1</meta:editing-cycles>
    <meta:document-statistic meta:table-count="0" meta:image-count="0" meta:object-count="0" meta:page-count="19" meta:paragraph-count="704" meta:word-count="4478" meta:character-count="32945" meta:non-whitespace-character-count="24625"/>
    <meta:generator>LibreOffice/7.6.2.1$Windows_X86_64 LibreOffice_project/56f7684011345957bbf33a7ee678afaf4d2ba333</meta:generator>
  </office:meta>
</office:document-meta>
</file>